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  <style:text-properties fo:color="#000000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 style:vertical-align="middle"/>
    </style:style>
    <style:style style:name="ce8" style:family="table-cell" style:parent-style-name="Default" style:data-style-name="N0">
      <style:table-cell-properties fo:background-color="#000000"/>
      <style:text-properties fo:color="#FFFFFF"/>
    </style:style>
    <style:style style:name="ce9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D8D8D8"/>
    </style:style>
    <style:style style:name="ce11" style:family="table-cell" style:parent-style-name="Default" style:data-style-name="N36">
      <style:table-cell-properties fo:border="thin solid #000000" fo:background-color="#D8D8D8"/>
    </style:style>
    <style:style style:name="ce12" style:family="table-cell" style:parent-style-name="Default" style:data-style-name="N0">
      <style:table-cell-properties fo:border="thin solid #000000" fo:background-color="#D8D8D8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/>
    </style:style>
    <style:style style:name="ce14" style:family="table-cell" style:parent-style-name="Default" style:data-style-name="N36">
      <style:table-cell-properties fo:border="thin solid #000000"/>
    </style:style>
    <style:style style:name="ce15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D8D8D8"/>
    </style:style>
    <style:style style:name="ce17" style:family="table-cell" style:parent-style-name="Default" style:data-style-name="N36">
      <style:table-cell-properties fo:border-top="thin solid #000000" fo:border-bottom="2pt solid #000000" fo:border-left="thin solid #000000" fo:border-right="thin solid #000000" fo:background-color="#D8D8D8"/>
    </style:style>
    <style:style style:name="ce18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D8D8D8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E699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E699"/>
      <style:text-properties fo:font-weight="bold" style:font-weight-asian="bold" style:font-weight-complex="bold"/>
    </style:style>
    <style:style style:name="ce21" style:family="table-cell" style:parent-style-name="Default" style:data-style-name="N0"/>
    <style:style style:name="ce22" style:family="table-cell" style:parent-style-name="Default" style:data-style-name="N0"/>
    <style:style style:name="ce23" style:family="table-cell" style:parent-style-name="Default" style:data-style-name="N19">
      <style:table-cell-properties style:vertical-align="automatic" fo:background-color="#E2EFDA" style:repeat-content="false"/>
      <style:paragraph-properties fo:text-align="start" fo:margin-left="0cm"/>
    </style:style>
    <style:style style:name="ce24" style:family="table-cell" style:parent-style-name="Default" style:data-style-name="N0"/>
    <style:style style:name="ce25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1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32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33" style:family="table-cell" style:parent-style-name="Default" style:data-style-name="N19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19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35" style:family="table-cell" style:parent-style-name="Link" style:data-style-name="N0">
      <style:table-cell-properties style:vertical-align="automatic" style:repeat-content="false"/>
      <style:paragraph-properties fo:text-align="center"/>
      <style:text-properties fo:color="#0563C1" style:text-underline-style="solid" style:text-underline-type="single"/>
    </style:style>
    <style:style style:name="ce36" style:family="table-cell" style:parent-style-name="Link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fo:color="#0563C1" style:text-underline-style="solid" style:text-underline-type="single"/>
    </style:style>
    <style:style style:name="ce37" style:family="table-cell" style:parent-style-name="Default" style:data-style-name="N0">
      <style:table-cell-properties style:vertical-align="middle"/>
    </style:style>
    <style:style style:name="ce38" style:family="table-cell" style:parent-style-name="Link" style:data-style-name="N0">
      <style:table-cell-properties style:vertical-align="automatic" style:repeat-content="false"/>
      <style:paragraph-properties fo:text-align="center"/>
      <style:text-properties fo:color="#0563C1" style:text-underline-style="solid" style:text-underline-type="single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1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42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6" style:family="table-cell" style:parent-style-name="Link" style:data-style-name="N0">
      <style:table-cell-properties style:vertical-align="middle" style:repeat-content="false"/>
      <style:paragraph-properties fo:text-align="center"/>
      <style:text-properties fo:color="#0563C1" style:text-underline-style="solid" style:text-underline-type="single"/>
    </style:style>
    <style:style style:name="ce4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6.64986111111111cm" style:use-optimal-column-width="true"/>
    </style:style>
    <style:style style:name="co2" style:family="table-column">
      <style:table-column-properties fo:break-before="auto" style:column-width="1.19944444444444cm" style:use-optimal-column-width="true"/>
    </style:style>
    <style:style style:name="co3" style:family="table-column">
      <style:table-column-properties fo:break-before="auto" style:column-width="1.85208333333333cm" style:use-optimal-column-width="true"/>
    </style:style>
    <style:style style:name="co4" style:family="table-column">
      <style:table-column-properties fo:break-before="auto" style:column-width="0.740833333333333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34597222222222cm" style:use-optimal-column-width="true"/>
    </style:style>
    <style:style style:name="co7" style:family="table-column">
      <style:table-column-properties fo:break-before="auto" style:column-width="1.23472222222222cm" style:use-optimal-column-width="true"/>
    </style:style>
    <style:style style:name="co8" style:family="table-column">
      <style:table-column-properties fo:break-before="auto" style:column-width="2.32833333333333cm" style:use-optimal-column-width="true"/>
    </style:style>
    <style:style style:name="co9" style:family="table-column">
      <style:table-column-properties fo:break-before="auto" style:column-width="2.61055555555556cm" style:use-optimal-column-width="true"/>
    </style:style>
    <style:style style:name="co10" style:family="table-column">
      <style:table-column-properties fo:break-before="auto" style:column-width="2.41652777777778cm" style:use-optimal-column-width="true"/>
    </style:style>
    <style:style style:name="co11" style:family="table-column">
      <style:table-column-properties fo:break-before="auto" style:column-width="2.82222222222222cm"/>
    </style:style>
    <style:style style:name="co12" style:family="table-column">
      <style:table-column-properties fo:break-before="auto" style:column-width="2.64583333333333cm" style:use-optimal-column-width="true"/>
    </style:style>
    <style:style style:name="co13" style:family="table-column">
      <style:table-column-properties fo:break-before="auto" style:column-width="2.38125cm" style:use-optimal-column-width="true"/>
    </style:style>
    <style:style style:name="co14" style:family="table-column">
      <style:table-column-properties fo:break-before="auto" style:column-width="6.52638888888889cm" style:use-optimal-column-width="true"/>
    </style:style>
    <style:style style:name="co15" style:family="table-column">
      <style:table-column-properties fo:break-before="auto" style:column-width="1.25236111111111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ample_Siz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23">
            <text:p>Java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8">
            <text:p>Query</text:p>
          </table:table-cell>
          <table:table-cell office:value-type="string" table:style-name="ce8">
            <text:p>#Posts</text:p>
          </table:table-cell>
          <table:table-cell office:value-type="string" table:style-name="ce8">
            <text:p>#P/T * 150</text:p>
          </table:table-cell>
          <table:table-cell office:value-type="string" table:style-name="ce9">
            <text:p>N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[java] Cipher.getInstance(AES)</text:p>
          </table:table-cell>
          <table:table-cell office:value-type="float" office:value="3233" table:style-name="ce10">
            <text:p>3233</text:p>
          </table:table-cell>
          <table:table-cell office:value-type="float" office:value="126.68495297805643" table:formula="of:=[.B3]/[.B$6]*150" table:style-name="ce11">
            <text:p>126.7</text:p>
          </table:table-cell>
          <table:table-cell office:value-type="float" office:value="126" table:style-name="ce12">
            <text:p>126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[java] Cipher.getInstance(DESede)</text:p>
          </table:table-cell>
          <table:table-cell office:value-type="float" office:value="295" table:style-name="ce13">
            <text:p>295</text:p>
          </table:table-cell>
          <table:table-cell office:value-type="float" office:value="11.559561128526646" table:formula="of:=[.B4]/[.B$6]*150" table:style-name="ce14">
            <text:p>11.6</text:p>
          </table:table-cell>
          <table:table-cell office:value-type="float" office:value="12" table:style-name="ce15">
            <text:p>12</text:p>
          </table:table-cell>
          <table:table-cell table:number-columns-repeated="16380"/>
        </table:table-row>
        <table:table-row table:style-name="ro2">
          <table:table-cell office:value-type="string" table:style-name="ce16">
            <text:p>[java] Cipher.getInstance(DES) --DESede</text:p>
          </table:table-cell>
          <table:table-cell office:value-type="float" office:value="300" table:style-name="ce16">
            <text:p>300</text:p>
          </table:table-cell>
          <table:table-cell office:value-type="float" office:value="11.755485893416928" table:formula="of:=[.B5]/[.B$6]*150" table:style-name="ce17">
            <text:p>11.8</text:p>
          </table:table-cell>
          <table:table-cell office:value-type="float" office:value="12" table:style-name="ce18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Total</text:p>
          </table:table-cell>
          <table:table-cell office:value-type="float" office:value="3828" table:formula="of:=SUM([.B3:.B5])" table:style-name="ce19">
            <text:p>3828</text:p>
          </table:table-cell>
          <table:table-cell table:style-name="ce19"/>
          <table:table-cell office:value-type="float" office:value="150" table:formula="of:=SUM([.D3:.D5])" table:style-name="ce20">
            <text:p>150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Sample" table:style-name="ta2">
        <table:table-column table:style-name="co6" table:default-cell-style-name="ce5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number-columns-repeated="16379" table:default-cell-style-name="ce1"/>
        <table:table-row table:style-name="ro2">
          <table:table-cell office:value-type="string" table:style-name="ce2">
            <text:p>PostID</text:p>
          </table:table-cell>
          <table:table-cell office:value-type="string" table:style-name="ce25">
            <text:p>Link</text:p>
          </table:table-cell>
          <table:table-cell office:value-type="string" table:style-name="ce25">
            <text:p>Subgroup</text:p>
          </table:table-cell>
          <table:table-cell office:value-type="string" table:style-name="ce25">
            <text:p>Views (in 1000)</text:p>
          </table:table-cell>
          <table:table-cell office:value-type="string" table:style-name="ce25">
            <text:p>Creation Dat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ava_aes_01</text:p>
          </table:table-cell>
          <table:table-cell office:value-type="string" table:style-name="ce35">
            <text:p><text:a xlink:href="https://stackoverflow.com/questions/992019/java-256-bit-aes-password-based-encryption">click</text:a></text:p>
          </table:table-cell>
          <table:table-cell office:value-type="string" table:style-name="ce26">
            <text:p>most popular</text:p>
          </table:table-cell>
          <table:table-cell office:value-type="float" office:value="585" table:style-name="ce26">
            <text:p>585</text:p>
          </table:table-cell>
          <table:table-cell table:style-name="ce31"/>
          <table:table-cell table:number-columns-repeated="16379"/>
        </table:table-row>
        <table:table-row table:style-name="ro1">
          <table:table-cell office:value-type="string" table:style-name="ce3">
            <text:p>java_aes_02</text:p>
          </table:table-cell>
          <table:table-cell office:value-type="string" table:style-name="ce35">
            <text:p><text:a xlink:href="https://stackoverflow.com/questions/3451670/java-aes-and-using-my-own-key">click</text:a></text:p>
          </table:table-cell>
          <table:table-cell office:value-type="string" table:style-name="ce26">
            <text:p>most popular</text:p>
          </table:table-cell>
          <table:table-cell office:value-type="float" office:value="217" table:style-name="ce26">
            <text:p>217</text:p>
          </table:table-cell>
          <table:table-cell table:style-name="ce31"/>
          <table:table-cell table:number-columns-repeated="16379"/>
        </table:table-row>
        <table:table-row table:style-name="ro1">
          <table:table-cell office:value-type="string" table:style-name="ce3">
            <text:p>java_aes_03</text:p>
          </table:table-cell>
          <table:table-cell office:value-type="string" table:style-name="ce35">
            <text:p><text:a xlink:href="https://stackoverflow.com/questions/17234359/javax-crypto-illegalblocksizeexception-input-length-must-be-multiple-of-16-whe">click</text:a></text:p>
          </table:table-cell>
          <table:table-cell office:value-type="string" table:style-name="ce26">
            <text:p>most popular</text:p>
          </table:table-cell>
          <table:table-cell office:value-type="float" office:value="150" table:style-name="ce26">
            <text:p>150</text:p>
          </table:table-cell>
          <table:table-cell table:style-name="ce31"/>
          <table:table-cell table:number-columns-repeated="16379"/>
        </table:table-row>
        <table:table-row table:style-name="ro1">
          <table:table-cell office:value-type="string" table:style-name="ce3">
            <text:p>java_aes_04</text:p>
          </table:table-cell>
          <table:table-cell office:value-type="string" table:style-name="ce35">
            <text:p><text:a xlink:href="https://stackoverflow.com/questions/29354133/how-to-fix-invalid-aes-key-length">click</text:a></text:p>
          </table:table-cell>
          <table:table-cell office:value-type="string" table:style-name="ce26">
            <text:p>most popular</text:p>
          </table:table-cell>
          <table:table-cell office:value-type="float" office:value="131" table:style-name="ce26">
            <text:p>131</text:p>
          </table:table-cell>
          <table:table-cell table:style-name="ce30"/>
          <table:table-cell table:number-columns-repeated="16379"/>
        </table:table-row>
        <table:table-row table:style-name="ro1">
          <table:table-cell office:value-type="string" table:style-name="ce3">
            <text:p>java_aes_05</text:p>
          </table:table-cell>
          <table:table-cell office:value-type="string" table:style-name="ce35">
            <text:p><text:a xlink:href="https://stackoverflow.com/questions/10759392/java-aes-encryption-and-decryption">click</text:a></text:p>
          </table:table-cell>
          <table:table-cell office:value-type="string" table:style-name="ce26">
            <text:p>most popular</text:p>
          </table:table-cell>
          <table:table-cell office:value-type="float" office:value="166" table:style-name="ce26">
            <text:p>166</text:p>
          </table:table-cell>
          <table:table-cell table:style-name="ce31"/>
          <table:table-cell table:number-columns-repeated="16379"/>
        </table:table-row>
        <table:table-row table:style-name="ro1">
          <table:table-cell office:value-type="string" table:style-name="ce3">
            <text:p>java_aes_06</text:p>
          </table:table-cell>
          <table:table-cell office:value-type="string" table:style-name="ce35">
            <text:p><text:a xlink:href="https://stackoverflow.com/questions/4580982/javax-crypto-badpaddingexception">click</text:a></text:p>
          </table:table-cell>
          <table:table-cell office:value-type="string" table:style-name="ce26">
            <text:p>most popular</text:p>
          </table:table-cell>
          <table:table-cell office:value-type="float" office:value="101" table:style-name="ce26">
            <text:p>101</text:p>
          </table:table-cell>
          <table:table-cell table:style-name="ce31"/>
          <table:table-cell table:number-columns-repeated="16379"/>
        </table:table-row>
        <table:table-row table:style-name="ro1">
          <table:table-cell office:value-type="string" table:style-name="ce3">
            <text:p>java_aes_07</text:p>
          </table:table-cell>
          <table:table-cell office:value-type="string" table:style-name="ce35">
            <text:p><text:a xlink:href="https://stackoverflow.com/questions/3954611/encrypt-and-decrypt-with-aes-and-base64-encoding">click</text:a></text:p>
          </table:table-cell>
          <table:table-cell office:value-type="string" table:style-name="ce26">
            <text:p>most popular</text:p>
          </table:table-cell>
          <table:table-cell office:value-type="float" office:value="95" table:style-name="ce26">
            <text:p>95</text:p>
          </table:table-cell>
          <table:table-cell table:style-name="ce31"/>
          <table:table-cell table:number-columns-repeated="16379"/>
        </table:table-row>
        <table:table-row table:style-name="ro1">
          <table:table-cell office:value-type="string" table:style-name="ce3">
            <text:p>java_aes_08</text:p>
          </table:table-cell>
          <table:table-cell office:value-type="string" table:style-name="ce35">
            <text:p><text:a xlink:href="https://stackoverflow.com/questions/20770072/aes-cbc-pkcs5padding-vs-aes-cbc-pkcs7padding-with-256-key-size-performance-java">click</text:a></text:p>
          </table:table-cell>
          <table:table-cell office:value-type="string" table:style-name="ce26">
            <text:p>most popular</text:p>
          </table:table-cell>
          <table:table-cell office:value-type="float" office:value="90" table:style-name="ce26">
            <text:p>90</text:p>
          </table:table-cell>
          <table:table-cell table:style-name="ce31"/>
          <table:table-cell table:number-columns-repeated="16379"/>
        </table:table-row>
        <table:table-row table:style-name="ro1">
          <table:table-cell office:value-type="string" table:style-name="ce3">
            <text:p>java_aes_09</text:p>
          </table:table-cell>
          <table:table-cell office:value-type="string" table:style-name="ce35">
            <text:p><text:a xlink:href="https://stackoverflow.com/questions/1760785/invalid-aes-key-length-error">click</text:a></text:p>
          </table:table-cell>
          <table:table-cell office:value-type="string" table:style-name="ce26">
            <text:p>most popular</text:p>
          </table:table-cell>
          <table:table-cell office:value-type="float" office:value="84" table:style-name="ce26">
            <text:p>84</text:p>
          </table:table-cell>
          <table:table-cell table:style-name="ce31"/>
          <table:table-cell table:number-columns-repeated="16379"/>
        </table:table-row>
        <table:table-row table:style-name="ro1">
          <table:table-cell office:value-type="string" table:style-name="ce3">
            <text:p>java_aes_10</text:p>
          </table:table-cell>
          <table:table-cell office:value-type="string" table:style-name="ce35">
            <text:p><text:a xlink:href="https://stackoverflow.com/questions/17322002/what-causes-the-error-java-security-invalidkeyexception-parameters-missing">click</text:a></text:p>
          </table:table-cell>
          <table:table-cell office:value-type="string" table:style-name="ce26">
            <text:p>most popular</text:p>
          </table:table-cell>
          <table:table-cell office:value-type="float" office:value="70" table:style-name="ce26">
            <text:p>70</text:p>
          </table:table-cell>
          <table:table-cell table:style-name="ce31"/>
          <table:table-cell table:number-columns-repeated="16379"/>
        </table:table-row>
        <table:table-row table:style-name="ro1">
          <table:table-cell office:value-type="string" table:style-name="ce3">
            <text:p>java_aes_11</text:p>
          </table:table-cell>
          <table:table-cell office:value-type="string" table:style-name="ce35">
            <text:p><text:a xlink:href="https://stackoverflow.com/questions/6538485/java-using-aes-256-and-128-symmetric-key-encryption">click</text:a></text:p>
          </table:table-cell>
          <table:table-cell office:value-type="string" table:style-name="ce26">
            <text:p>most popular</text:p>
          </table:table-cell>
          <table:table-cell office:value-type="float" office:value="69" table:style-name="ce26">
            <text:p>69</text:p>
          </table:table-cell>
          <table:table-cell table:style-name="ce31"/>
          <table:table-cell table:number-columns-repeated="16379"/>
        </table:table-row>
        <table:table-row table:style-name="ro1">
          <table:table-cell office:value-type="string" table:style-name="ce3">
            <text:p>java_aes_12</text:p>
          </table:table-cell>
          <table:table-cell office:value-type="string" table:style-name="ce35">
            <text:p><text:a xlink:href="https://stackoverflow.com/questions/10831801/getting-exception-java-security-invalidkeyexception-invalid-aes-key-length-29">click</text:a></text:p>
          </table:table-cell>
          <table:table-cell office:value-type="string" table:style-name="ce26">
            <text:p>most popular</text:p>
          </table:table-cell>
          <table:table-cell office:value-type="float" office:value="63" table:style-name="ce26">
            <text:p>63</text:p>
          </table:table-cell>
          <table:table-cell table:style-name="ce31"/>
          <table:table-cell table:number-columns-repeated="16379"/>
        </table:table-row>
        <table:table-row table:style-name="ro1">
          <table:table-cell office:value-type="string" table:style-name="ce6">
            <text:p>java_aes_13</text:p>
          </table:table-cell>
          <table:table-cell office:value-type="string" table:style-name="ce35">
            <text:p><text:a xlink:href="https://stackoverflow.com/questions/6729834/need-solution-for-wrong-iv-length-in-aes">click</text:a></text:p>
          </table:table-cell>
          <table:table-cell office:value-type="string" table:style-name="ce26">
            <text:p>most popular</text:p>
          </table:table-cell>
          <table:table-cell office:value-type="float" office:value="60" table:style-name="ce26">
            <text:p>60</text:p>
          </table:table-cell>
          <table:table-cell table:style-name="ce31"/>
          <table:table-cell table:number-columns-repeated="16379"/>
        </table:table-row>
        <table:table-row table:style-name="ro1">
          <table:table-cell office:value-type="string" table:style-name="ce6">
            <text:p>java_aes_14</text:p>
          </table:table-cell>
          <table:table-cell office:value-type="string" table:style-name="ce35">
            <text:p><text:a xlink:href="https://stackoverflow.com/questions/7615743/java-aes-without-padding">click</text:a></text:p>
          </table:table-cell>
          <table:table-cell office:value-type="string" table:style-name="ce26">
            <text:p>most popular</text:p>
          </table:table-cell>
          <table:table-cell office:value-type="float" office:value="47" table:style-name="ce26">
            <text:p>47</text:p>
          </table:table-cell>
          <table:table-cell table:style-name="ce30"/>
          <table:table-cell table:number-columns-repeated="16379"/>
        </table:table-row>
        <table:table-row table:style-name="ro1">
          <table:table-cell office:value-type="string" table:style-name="ce6">
            <text:p>java_aes_15</text:p>
          </table:table-cell>
          <table:table-cell office:value-type="string" table:style-name="ce35">
            <text:p><text:a xlink:href="https://stackoverflow.com/questions/11279903/specify-cipher-getinstance-arguments">click</text:a></text:p>
          </table:table-cell>
          <table:table-cell office:value-type="string" table:style-name="ce26">
            <text:p>most popular</text:p>
          </table:table-cell>
          <table:table-cell office:value-type="float" office:value="47" table:style-name="ce26">
            <text:p>47</text:p>
          </table:table-cell>
          <table:table-cell table:style-name="ce30"/>
          <table:table-cell table:number-columns-repeated="16379"/>
        </table:table-row>
        <table:table-row table:style-name="ro1">
          <table:table-cell office:value-type="string" table:style-name="ce6">
            <text:p>java_aes_16</text:p>
          </table:table-cell>
          <table:table-cell office:value-type="string" table:style-name="ce35">
            <text:p><text:a xlink:href="https://stackoverflow.com/questions/28622438/aes-256-password-based-encryption-decryption-in-java">click</text:a></text:p>
          </table:table-cell>
          <table:table-cell office:value-type="string" table:style-name="ce26">
            <text:p>most popular</text:p>
          </table:table-cell>
          <table:table-cell office:value-type="float" office:value="47" table:style-name="ce26">
            <text:p>47</text:p>
          </table:table-cell>
          <table:table-cell table:style-name="ce30"/>
          <table:table-cell table:number-columns-repeated="16379"/>
        </table:table-row>
        <table:table-row table:style-name="ro1">
          <table:table-cell office:value-type="string" table:style-name="ce6">
            <text:p>java_aes_17</text:p>
          </table:table-cell>
          <table:table-cell office:value-type="string" table:style-name="ce35">
            <text:p><text:a xlink:href="https://stackoverflow.com/questions/2568841/aes-encryption-java-invalid-key-length">click</text:a></text:p>
          </table:table-cell>
          <table:table-cell office:value-type="string" table:style-name="ce26">
            <text:p>most popular</text:p>
          </table:table-cell>
          <table:table-cell office:value-type="float" office:value="45" table:style-name="ce26">
            <text:p>45</text:p>
          </table:table-cell>
          <table:table-cell table:style-name="ce31"/>
          <table:table-cell table:number-columns-repeated="16379"/>
        </table:table-row>
        <table:table-row table:style-name="ro1">
          <table:table-cell office:value-type="string" table:style-name="ce6">
            <text:p>java_aes_18</text:p>
          </table:table-cell>
          <table:table-cell office:value-type="string" table:style-name="ce35">
            <text:p><text:a xlink:href="https://stackoverflow.com/questions/20233775/how-to-generate-secret-key-in-java-once-and-use-that-key-in-2-different-programs">click</text:a></text:p>
          </table:table-cell>
          <table:table-cell office:value-type="string" table:style-name="ce26">
            <text:p>most popular</text:p>
          </table:table-cell>
          <table:table-cell office:value-type="float" office:value="46" table:style-name="ce26">
            <text:p>46</text:p>
          </table:table-cell>
          <table:table-cell table:style-name="ce31"/>
          <table:table-cell table:number-columns-repeated="16379"/>
        </table:table-row>
        <table:table-row table:style-name="ro1">
          <table:table-cell office:value-type="string" table:style-name="ce6">
            <text:p>java_aes_19</text:p>
          </table:table-cell>
          <table:table-cell office:value-type="string" table:style-name="ce35">
            <text:p><text:a xlink:href="https://stackoverflow.com/questions/19698272/encrypt-in-java-and-decrypt-in-c-sharp-for-aes-256-bit">click</text:a></text:p>
          </table:table-cell>
          <table:table-cell office:value-type="string" table:style-name="ce27">
            <text:p>most popular</text:p>
          </table:table-cell>
          <table:table-cell office:value-type="float" office:value="37" table:style-name="ce27">
            <text:p>37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20</text:p>
          </table:table-cell>
          <table:table-cell office:value-type="string" table:style-name="ce35">
            <text:p><text:a xlink:href="https://stackoverflow.com/questions/13308957/encryption-using-aes-128-in-android-and-iphone-different-result">click</text:a></text:p>
          </table:table-cell>
          <table:table-cell office:value-type="string" table:style-name="ce27">
            <text:p>most popular</text:p>
          </table:table-cell>
          <table:table-cell office:value-type="float" office:value="33" table:style-name="ce27">
            <text:p>33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21</text:p>
          </table:table-cell>
          <table:table-cell office:value-type="string" table:style-name="ce35">
            <text:p><text:a xlink:href="https://stackoverflow.com/questions/41432896/cryptojs-aes-encryption-and-java-aes-decryption">click</text:a></text:p>
          </table:table-cell>
          <table:table-cell office:value-type="string" table:style-name="ce27">
            <text:p>most popular</text:p>
          </table:table-cell>
          <table:table-cell office:value-type="float" office:value="34" table:style-name="ce27">
            <text:p>34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22</text:p>
          </table:table-cell>
          <table:table-cell office:value-type="string" table:style-name="ce35">
            <text:p><text:a xlink:href="https://stackoverflow.com/questions/29607500/padding-exception-given-final-block-not-properly-padded">click</text:a></text:p>
          </table:table-cell>
          <table:table-cell office:value-type="string" table:style-name="ce27">
            <text:p>most popular</text:p>
          </table:table-cell>
          <table:table-cell office:value-type="float" office:value="33" table:style-name="ce27">
            <text:p>33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23</text:p>
          </table:table-cell>
          <table:table-cell office:value-type="string" table:style-name="ce35">
            <text:p><text:a xlink:href="https://stackoverflow.com/questions/4551263/how-can-i-convert-a-string-to-a-secretkey">click</text:a></text:p>
          </table:table-cell>
          <table:table-cell office:value-type="string" table:style-name="ce27">
            <text:p>most popular</text:p>
          </table:table-cell>
          <table:table-cell office:value-type="float" office:value="32" table:style-name="ce27">
            <text:p>32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24</text:p>
          </table:table-cell>
          <table:table-cell office:value-type="string" table:style-name="ce35">
            <text:p><text:a xlink:href="https://stackoverflow.com/questions/31851612/java-aes-gcm-nopadding-what-is-cipher-getiv-giving-me">click</text:a></text:p>
          </table:table-cell>
          <table:table-cell office:value-type="string" table:style-name="ce27">
            <text:p>most popular</text:p>
          </table:table-cell>
          <table:table-cell office:value-type="float" office:value="32" table:style-name="ce27">
            <text:p>32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25</text:p>
          </table:table-cell>
          <table:table-cell office:value-type="string" table:style-name="ce35">
            <text:p><text:a xlink:href="https://stackoverflow.com/questions/4560461/decryption-error-pad-block-corrupted">click</text:a></text:p>
          </table:table-cell>
          <table:table-cell office:value-type="string" table:style-name="ce27">
            <text:p>most popular</text:p>
          </table:table-cell>
          <table:table-cell office:value-type="float" office:value="32" table:style-name="ce27">
            <text:p>32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26</text:p>
          </table:table-cell>
          <table:table-cell office:value-type="string" table:style-name="ce35">
            <text:p><text:a xlink:href="https://stackoverflow.com/questions/22034269/encryption-decryption-using-aes-ecb-nopadding">click</text:a></text:p>
          </table:table-cell>
          <table:table-cell office:value-type="string" table:style-name="ce27">
            <text:p>most popular</text:p>
          </table:table-cell>
          <table:table-cell office:value-type="float" office:value="30" table:style-name="ce27">
            <text:p>30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27</text:p>
          </table:table-cell>
          <table:table-cell office:value-type="string" table:style-name="ce35">
            <text:p><text:a xlink:href="https://stackoverflow.com/questions/6258047/java-default-crypto-aes-behavior">click</text:a></text:p>
          </table:table-cell>
          <table:table-cell office:value-type="string" table:style-name="ce27">
            <text:p>most popular</text:p>
          </table:table-cell>
          <table:table-cell office:value-type="float" office:value="26" table:style-name="ce27">
            <text:p>26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28</text:p>
          </table:table-cell>
          <table:table-cell office:value-type="string" table:style-name="ce35">
            <text:p><text:a xlink:href="https://stackoverflow.com/questions/868776/badpaddingexception-pad-block-corrupted">click</text:a></text:p>
          </table:table-cell>
          <table:table-cell office:value-type="string" table:style-name="ce27">
            <text:p>most popular</text:p>
          </table:table-cell>
          <table:table-cell office:value-type="float" office:value="26" table:style-name="ce27">
            <text:p>26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29</text:p>
          </table:table-cell>
          <table:table-cell office:value-type="string" table:style-name="ce35">
            <text:p><text:a xlink:href="https://stackoverflow.com/questions/6608529/how-to-use-cipheroutputstream-correctly-to-encrypt-and-decrypt-log-created-with">click</text:a></text:p>
          </table:table-cell>
          <table:table-cell office:value-type="string" table:style-name="ce27">
            <text:p>most popular</text:p>
          </table:table-cell>
          <table:table-cell office:value-type="float" office:value="25" table:style-name="ce27">
            <text:p>25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30</text:p>
          </table:table-cell>
          <table:table-cell office:value-type="string" table:style-name="ce35">
            <text:p><text:a xlink:href="https://stackoverflow.com/questions/9496447/encryption-of-video-files">click</text:a></text:p>
          </table:table-cell>
          <table:table-cell office:value-type="string" table:style-name="ce27">
            <text:p>most popular</text:p>
          </table:table-cell>
          <table:table-cell office:value-type="float" office:value="24" table:style-name="ce27">
            <text:p>24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31</text:p>
          </table:table-cell>
          <table:table-cell office:value-type="string" table:style-name="ce35">
            <text:p><text:a xlink:href="https://stackoverflow.com/questions/340820/java-cipher-aes-padding-problem">click</text:a></text:p>
          </table:table-cell>
          <table:table-cell office:value-type="string" table:style-name="ce27">
            <text:p>most popular</text:p>
          </table:table-cell>
          <table:table-cell office:value-type="float" office:value="23" table:style-name="ce27">
            <text:p>23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32</text:p>
          </table:table-cell>
          <table:table-cell office:value-type="string" table:style-name="ce35">
            <text:p><text:a xlink:href="https://stackoverflow.com/questions/26517944/invalidkeyexception-java-security-invalidkeyexception-no-installed-provider-sup">click</text:a></text:p>
          </table:table-cell>
          <table:table-cell office:value-type="string" table:style-name="ce27">
            <text:p>most popular</text:p>
          </table:table-cell>
          <table:table-cell office:value-type="float" office:value="23" table:style-name="ce27">
            <text:p>23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33</text:p>
          </table:table-cell>
          <table:table-cell office:value-type="string" table:style-name="ce35">
            <text:p><text:a xlink:href="https://stackoverflow.com/questions/15158089/badpaddingexception-pad-block-corrupted-while-decrypting-using-aes-ecb">click</text:a></text:p>
          </table:table-cell>
          <table:table-cell office:value-type="string" table:style-name="ce27">
            <text:p>most popular</text:p>
          </table:table-cell>
          <table:table-cell office:value-type="float" office:value="23" table:style-name="ce27">
            <text:p>23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34</text:p>
          </table:table-cell>
          <table:table-cell office:value-type="string" table:style-name="ce35">
            <text:p><text:a xlink:href="https://stackoverflow.com/questions/20888851/does-aes-cbc-really-require-iv-parameter">click</text:a></text:p>
          </table:table-cell>
          <table:table-cell office:value-type="string" table:style-name="ce27">
            <text:p>most popular</text:p>
          </table:table-cell>
          <table:table-cell office:value-type="float" office:value="22" table:style-name="ce27">
            <text:p>22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35</text:p>
          </table:table-cell>
          <table:table-cell office:value-type="string" table:style-name="ce35">
            <text:p><text:a xlink:href="https://stackoverflow.com/questions/15622924/aes-error-given-final-block-not-properly-padded">click</text:a></text:p>
          </table:table-cell>
          <table:table-cell office:value-type="string" table:style-name="ce27">
            <text:p>most popular</text:p>
          </table:table-cell>
          <table:table-cell office:value-type="float" office:value="22" table:style-name="ce27">
            <text:p>22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36</text:p>
          </table:table-cell>
          <table:table-cell office:value-type="string" table:style-name="ce35">
            <text:p><text:a xlink:href="https://stackoverflow.com/questions/1226083/java-cipher-dofinal-writing-extra-bytes">click</text:a></text:p>
          </table:table-cell>
          <table:table-cell office:value-type="string" table:style-name="ce27">
            <text:p>most popular</text:p>
          </table:table-cell>
          <table:table-cell office:value-type="float" office:value="22" table:style-name="ce27">
            <text:p>22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37</text:p>
          </table:table-cell>
          <table:table-cell office:value-type="string" table:style-name="ce35">
            <text:p><text:a xlink:href="https://stackoverflow.com/questions/25942165/aes-256-and-pkcs7padding-fails-in-java">click</text:a></text:p>
          </table:table-cell>
          <table:table-cell office:value-type="string" table:style-name="ce27">
            <text:p>most popular</text:p>
          </table:table-cell>
          <table:table-cell office:value-type="float" office:value="22" table:style-name="ce27">
            <text:p>22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38</text:p>
          </table:table-cell>
          <table:table-cell office:value-type="string" table:style-name="ce35">
            <text:p><text:a xlink:href="https://stackoverflow.com/questions/35907877/aes-encryption-ivs">click</text:a></text:p>
          </table:table-cell>
          <table:table-cell office:value-type="string" table:style-name="ce27">
            <text:p>most popular</text:p>
          </table:table-cell>
          <table:table-cell office:value-type="float" office:value="23" table:style-name="ce27">
            <text:p>23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39</text:p>
          </table:table-cell>
          <table:table-cell office:value-type="string" table:style-name="ce35">
            <text:p><text:a xlink:href="https://stackoverflow.com/questions/19957052/android-encryption-pad-block-corrupted-exception">click</text:a></text:p>
          </table:table-cell>
          <table:table-cell office:value-type="string" table:style-name="ce27">
            <text:p>most popular</text:p>
          </table:table-cell>
          <table:table-cell office:value-type="float" office:value="20" table:style-name="ce27">
            <text:p>20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40</text:p>
          </table:table-cell>
          <table:table-cell office:value-type="string" table:style-name="ce35">
            <text:p><text:a xlink:href="https://stackoverflow.com/questions/53320551/javax-crypto-aeadbadtagexception-tag-mismatch-error-when-encrypting-string">click</text:a></text:p>
          </table:table-cell>
          <table:table-cell office:value-type="string" table:style-name="ce27">
            <text:p>most popular</text:p>
          </table:table-cell>
          <table:table-cell office:value-type="float" office:value="23" table:style-name="ce27">
            <text:p>23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41</text:p>
          </table:table-cell>
          <table:table-cell office:value-type="string" table:style-name="ce35">
            <text:p><text:a xlink:href="https://stackoverflow.com/questions/29575024/is-there-any-difference-if-i-init-aes-cipher-with-and-without-ivparameterspec">click</text:a></text:p>
          </table:table-cell>
          <table:table-cell office:value-type="string" table:style-name="ce27">
            <text:p>most popular</text:p>
          </table:table-cell>
          <table:table-cell office:value-type="float" office:value="17" table:style-name="ce27">
            <text:p>17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42</text:p>
          </table:table-cell>
          <table:table-cell office:value-type="string" table:style-name="ce35">
            <text:p><text:a xlink:href="https://stackoverflow.com/questions/21988552/javax-crypto-badpaddingexception-pad-block-corrupted">click</text:a></text:p>
          </table:table-cell>
          <table:table-cell office:value-type="string" table:style-name="ce27">
            <text:p>most popular</text:p>
          </table:table-cell>
          <table:table-cell office:value-type="float" office:value="18" table:style-name="ce27">
            <text:p>18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43</text:p>
          </table:table-cell>
          <table:table-cell office:value-type="string" table:style-name="ce35">
            <text:p><text:a xlink:href="https://stackoverflow.com/questions/20332636/in-aes-decryption-given-final-block-not-properly-padded-occurred">click</text:a></text:p>
          </table:table-cell>
          <table:table-cell office:value-type="string" table:style-name="ce27">
            <text:p>most popular</text:p>
          </table:table-cell>
          <table:table-cell office:value-type="float" office:value="16" table:style-name="ce27">
            <text:p>16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44</text:p>
          </table:table-cell>
          <table:table-cell office:value-type="string" table:style-name="ce35">
            <text:p><text:a xlink:href="https://stackoverflow.com/questions/22357583/wrong-algorithm-aes-or-rijndael-required">click</text:a></text:p>
          </table:table-cell>
          <table:table-cell office:value-type="string" table:style-name="ce27">
            <text:p>most popular</text:p>
          </table:table-cell>
          <table:table-cell office:value-type="float" office:value="17" table:style-name="ce27">
            <text:p>17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45</text:p>
          </table:table-cell>
          <table:table-cell office:value-type="string" table:style-name="ce35">
            <text:p><text:a xlink:href="https://stackoverflow.com/questions/32508961/java-equivalent-of-an-openssl-aes-cbc-encryption">click</text:a></text:p>
          </table:table-cell>
          <table:table-cell office:value-type="string" table:style-name="ce27">
            <text:p>most popular</text:p>
          </table:table-cell>
          <table:table-cell office:value-type="float" office:value="17" table:style-name="ce27">
            <text:p>17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46</text:p>
          </table:table-cell>
          <table:table-cell office:value-type="string" table:style-name="ce35">
            <text:p><text:a xlink:href="https://stackoverflow.com/questions/43890592/javax-crypto-illegalblocksizeexception-input-length-not-multiple-of-16-bytes">click</text:a></text:p>
          </table:table-cell>
          <table:table-cell office:value-type="string" table:style-name="ce27">
            <text:p>most popular</text:p>
          </table:table-cell>
          <table:table-cell office:value-type="float" office:value="15" table:style-name="ce27">
            <text:p>15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47</text:p>
          </table:table-cell>
          <table:table-cell office:value-type="string" table:style-name="ce35">
            <text:p><text:a xlink:href="https://stackoverflow.com/questions/3180878/exception-in-aes-decryption-algorithm-in-java">click</text:a></text:p>
          </table:table-cell>
          <table:table-cell office:value-type="string" table:style-name="ce27">
            <text:p>most popular</text:p>
          </table:table-cell>
          <table:table-cell office:value-type="float" office:value="15" table:style-name="ce27">
            <text:p>15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48</text:p>
          </table:table-cell>
          <table:table-cell office:value-type="string" table:style-name="ce35">
            <text:p><text:a xlink:href="https://stackoverflow.com/questions/18291987/java-error-input-length-must-be-multiple-of-16-when-decrypting-with-padded-ciph">click</text:a></text:p>
          </table:table-cell>
          <table:table-cell office:value-type="string" table:style-name="ce27">
            <text:p>most popular</text:p>
          </table:table-cell>
          <table:table-cell office:value-type="float" office:value="15" table:style-name="ce27">
            <text:p>15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49</text:p>
          </table:table-cell>
          <table:table-cell office:value-type="string" table:style-name="ce35">
            <text:p><text:a xlink:href="https://stackoverflow.com/questions/35853757/javax-crypto-badpaddingexception-given-final-block-not-properly-padded-tried">click</text:a></text:p>
          </table:table-cell>
          <table:table-cell office:value-type="string" table:style-name="ce27">
            <text:p>most popular</text:p>
          </table:table-cell>
          <table:table-cell office:value-type="float" office:value="15" table:style-name="ce27">
            <text:p>15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50</text:p>
          </table:table-cell>
          <table:table-cell office:value-type="string" table:style-name="ce35">
            <text:p><text:a xlink:href="https://stackoverflow.com/questions/11065063/aes-cbc-pkcs5padding-issue">click</text:a></text:p>
          </table:table-cell>
          <table:table-cell office:value-type="string" table:style-name="ce27">
            <text:p>most popular</text:p>
          </table:table-cell>
          <table:table-cell office:value-type="float" office:value="15" table:style-name="ce27">
            <text:p>15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51</text:p>
          </table:table-cell>
          <table:table-cell office:value-type="string" table:style-name="ce35">
            <text:p><text:a xlink:href="https://stackoverflow.com/questions/23392085/invalid-aes-key-length-128-bytes">click</text:a></text:p>
          </table:table-cell>
          <table:table-cell office:value-type="string" table:style-name="ce27">
            <text:p>most popular</text:p>
          </table:table-cell>
          <table:table-cell office:value-type="float" office:value="15" table:style-name="ce27">
            <text:p>15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52</text:p>
          </table:table-cell>
          <table:table-cell office:value-type="string" table:style-name="ce35">
            <text:p><text:a xlink:href="https://stackoverflow.com/questions/23491143/aes128-decryption-javax-crypto-badpaddingexception-pad-block-corrupted">click</text:a></text:p>
          </table:table-cell>
          <table:table-cell office:value-type="string" table:style-name="ce27">
            <text:p>most popular</text:p>
          </table:table-cell>
          <table:table-cell office:value-type="float" office:value="14" table:style-name="ce27">
            <text:p>14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53</text:p>
          </table:table-cell>
          <table:table-cell office:value-type="string" table:style-name="ce35">
            <text:p><text:a xlink:href="https://stackoverflow.com/questions/21518678/java-aes-256-encryption">click</text:a></text:p>
          </table:table-cell>
          <table:table-cell office:value-type="string" table:style-name="ce27">
            <text:p>most popular</text:p>
          </table:table-cell>
          <table:table-cell office:value-type="float" office:value="15" table:style-name="ce27">
            <text:p>15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54</text:p>
          </table:table-cell>
          <table:table-cell office:value-type="string" table:style-name="ce35">
            <text:p><text:a xlink:href="https://stackoverflow.com/questions/17535918/aes-gets-different-results-in-ios-obj-c-and-android-java">click</text:a></text:p>
          </table:table-cell>
          <table:table-cell office:value-type="string" table:style-name="ce27">
            <text:p>most popular</text:p>
          </table:table-cell>
          <table:table-cell office:value-type="float" office:value="14" table:style-name="ce27">
            <text:p>14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55</text:p>
          </table:table-cell>
          <table:table-cell office:value-type="string" table:style-name="ce35">
            <text:p><text:a xlink:href="https://stackoverflow.com/questions/10247896/aes-rijndael-encrypt-between-c-and-java">click</text:a></text:p>
          </table:table-cell>
          <table:table-cell office:value-type="string" table:style-name="ce28">
            <text:p>most popular</text:p>
          </table:table-cell>
          <table:table-cell office:value-type="float" office:value="14" table:style-name="ce28">
            <text:p>14</text:p>
          </table:table-cell>
          <table:table-cell table:style-name="ce33"/>
          <table:table-cell table:number-columns-repeated="16379"/>
        </table:table-row>
        <table:table-row table:style-name="ro1">
          <table:table-cell office:value-type="string" table:style-name="ce6">
            <text:p>java_aes_56</text:p>
          </table:table-cell>
          <table:table-cell office:value-type="string" table:style-name="ce35">
            <text:p><text:a xlink:href="https://stackoverflow.com/questions/22410602/turn-string-to-128-bit-key-for-aes">click</text:a></text:p>
          </table:table-cell>
          <table:table-cell office:value-type="string" table:style-name="ce27">
            <text:p>most popular</text:p>
          </table:table-cell>
          <table:table-cell office:value-type="float" office:value="14" table:style-name="ce27">
            <text:p>14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57</text:p>
          </table:table-cell>
          <table:table-cell office:value-type="string" table:style-name="ce35">
            <text:p><text:a xlink:href="https://stackoverflow.com/questions/13467343/want-to-use-aes-256-cbc-with-32-bytes-but-it-shows-java-security-invalidalgorith">click</text:a></text:p>
          </table:table-cell>
          <table:table-cell office:value-type="string" table:style-name="ce27">
            <text:p>most popular</text:p>
          </table:table-cell>
          <table:table-cell office:value-type="float" office:value="15" table:style-name="ce27">
            <text:p>15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6">
            <text:p>java_aes_58</text:p>
          </table:table-cell>
          <table:table-cell office:value-type="string" table:style-name="ce35">
            <text:p><text:a xlink:href="https://stackoverflow.com/questions/68638140/how-do-i-decrypt-the-text-which-is-already-encrypted-in-the-past-using-java-aes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1-08-03T00:00:00" table:style-name="ce32">
            <text:p>03.08.20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59</text:p>
          </table:table-cell>
          <table:table-cell office:value-type="string" table:style-name="ce35">
            <text:p><text:a xlink:href="https://stackoverflow.com/questions/68498358/aes-gcm-encryption-decryption-in-nodejs-java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1-07-23T00:00:00" table:style-name="ce32">
            <text:p>23.07.20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60</text:p>
          </table:table-cell>
          <table:table-cell office:value-type="string" table:style-name="ce35">
            <text:p><text:a xlink:href="https://stackoverflow.com/questions/68441702/how-to-add-salt-to-aes-encryption-decryption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1-07-19T00:00:00" table:style-name="ce32">
            <text:p>19.07.20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61</text:p>
          </table:table-cell>
          <table:table-cell office:value-type="string" table:style-name="ce35">
            <text:p><text:a xlink:href="https://stackoverflow.com/questions/68377164/exception-in-thread-main-javax-crypto-aeadbadtagexception-tag-mismatch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1-07-14T00:00:00" table:style-name="ce32">
            <text:p>14.07.20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62</text:p>
          </table:table-cell>
          <table:table-cell office:value-type="string" table:style-name="ce35">
            <text:p><text:a xlink:href="https://stackoverflow.com/questions/68361863/aes-gcm-nopadding-java-encryption-doesnt-match-c-sharp-encryption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1-07-13T00:00:00" table:style-name="ce32">
            <text:p>13.07.20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63</text:p>
          </table:table-cell>
          <table:table-cell office:value-type="string" table:style-name="ce35">
            <text:p><text:a xlink:href="https://stackoverflow.com/questions/68346802/java-aes-encryption-invalid-key-size-error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1-07-12T00:00:00" table:style-name="ce32">
            <text:p>12.07.20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64</text:p>
          </table:table-cell>
          <table:table-cell office:value-type="string" table:style-name="ce35">
            <text:p><text:a xlink:href="https://stackoverflow.com/questions/68308827/aes-gcm-with-arbitrary-tag-length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1-07-08T00:00:00" table:style-name="ce32">
            <text:p>08.07.20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65</text:p>
          </table:table-cell>
          <table:table-cell office:value-type="string" table:style-name="ce35">
            <text:p><text:a xlink:href="https://stackoverflow.com/questions/68206180/convert-aes-128-cbc-php-to-java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1-07-01T00:00:00" table:style-name="ce32">
            <text:p>01.07.20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66</text:p>
          </table:table-cell>
          <table:table-cell office:value-type="string" table:style-name="ce35">
            <text:p><text:a xlink:href="https://stackoverflow.com/questions/68175633/decrypt-aes-gcm-pkcs5padding-in-php-from-java-payload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1-06-29T00:00:00" table:style-name="ce32">
            <text:p>29.06.20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67</text:p>
          </table:table-cell>
          <table:table-cell office:value-type="string" table:style-name="ce35">
            <text:p><text:a xlink:href="https://stackoverflow.com/questions/68119776/is-this-approach-of-wrapper-appropriate-for-java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1-06-24T00:00:00" table:style-name="ce32">
            <text:p>24.06.20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68</text:p>
          </table:table-cell>
          <table:table-cell office:value-type="string" table:style-name="ce35">
            <text:p><text:a xlink:href="https://stackoverflow.com/questions/68003124/getting-this-exception-given-final-block-not-properly-padded-such-issues-can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1-06-16T00:00:00" table:style-name="ce32">
            <text:p>16.06.20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69</text:p>
          </table:table-cell>
          <table:table-cell office:value-type="string" table:style-name="ce35">
            <text:p><text:a xlink:href="https://stackoverflow.com/questions/67825360/decryption-in-java-for-string-encrypted-in-c-sharp-using-aes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1-06-03T00:00:00" table:style-name="ce32">
            <text:p>03.06.20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70</text:p>
          </table:table-cell>
          <table:table-cell office:value-type="string" table:style-name="ce35">
            <text:p><text:a xlink:href="https://stackoverflow.com/questions/67816180/how-to-decrypt-aes-token-in-java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1-06-03T00:00:00" table:style-name="ce32">
            <text:p>03.06.20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71</text:p>
          </table:table-cell>
          <table:table-cell office:value-type="string" table:style-name="ce35">
            <text:p><text:a xlink:href="https://stackoverflow.com/questions/67429570/openssl-encrypt-aes-256-with-hash-in-java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1-05-07T00:00:00" table:style-name="ce32">
            <text:p>07.05.20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72</text:p>
          </table:table-cell>
          <table:table-cell office:value-type="string" table:style-name="ce35">
            <text:p><text:a xlink:href="https://stackoverflow.com/questions/67375995/soap-encryption-javax-crypto-badpaddingexception-unknown-block-type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1-05-03T00:00:00" table:style-name="ce32">
            <text:p>03.05.20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73</text:p>
          </table:table-cell>
          <table:table-cell office:value-type="string" table:style-name="ce35">
            <text:p><text:a xlink:href="https://stackoverflow.com/questions/67222092/aes-decrypting-incorrectly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1-04-22T00:00:00" table:style-name="ce32">
            <text:p>22.04.20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74</text:p>
          </table:table-cell>
          <table:table-cell office:value-type="string" table:style-name="ce35">
            <text:p><text:a xlink:href="https://stackoverflow.com/questions/67189862/javax-crypto-aeadbadtagexception-tag-mismatch-for-aes-gcm-no-padding-encryptor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1-04-21T00:00:00" table:style-name="ce32">
            <text:p>21.04.20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75</text:p>
          </table:table-cell>
          <table:table-cell office:value-type="string" table:style-name="ce35">
            <text:p><text:a xlink:href="https://stackoverflow.com/questions/66953606/java-aes-128-ecb-to-aes-256-ecb-conversion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1-04-05T00:00:00" table:style-name="ce32">
            <text:p>05.04.20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76</text:p>
          </table:table-cell>
          <table:table-cell office:value-type="string" table:style-name="ce35">
            <text:p><text:a xlink:href="https://stackoverflow.com/questions/66880426/error-attempting-to-apply-attributeconverter-last-unit-does-not-have-enough-val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1-03-31T00:00:00" table:style-name="ce32">
            <text:p>31.03.20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77</text:p>
          </table:table-cell>
          <table:table-cell office:value-type="string" table:style-name="ce35">
            <text:p><text:a xlink:href="https://stackoverflow.com/questions/66785433/password-based-aes-encryption-and-decryption-badpaddingexception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1-03-24T00:00:00" table:style-name="ce32">
            <text:p>24.03.20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78</text:p>
          </table:table-cell>
          <table:table-cell office:value-type="string" table:style-name="ce35">
            <text:p><text:a xlink:href="https://stackoverflow.com/questions/66770634/decrypt-message-in-swift-encrypted-in-java-using-aes-gcm-nopadding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1-03-23T00:00:00" table:style-name="ce32">
            <text:p>23.03.20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79</text:p>
          </table:table-cell>
          <table:table-cell office:value-type="string" table:style-name="ce35">
            <text:p><text:a xlink:href="https://stackoverflow.com/questions/66742361/how-can-i-use-openssl-decrypt-as-a-java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1-03-22T00:00:00" table:style-name="ce32">
            <text:p>22.03.20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80</text:p>
          </table:table-cell>
          <table:table-cell office:value-type="string" table:style-name="ce35">
            <text:p><text:a xlink:href="https://stackoverflow.com/questions/66651213/use-crypto-js-cbc-mode-for-decrypting-and-equivalent-encrypting-in-java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1-03-16T00:00:00" table:style-name="ce32">
            <text:p>16.03.20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81</text:p>
          </table:table-cell>
          <table:table-cell office:value-type="string" table:style-name="ce35">
            <text:p><text:a xlink:href="https://stackoverflow.com/questions/66499175/aes-cbc-pkcs5padding-encryption-with-fixed-iv-or-without-one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1-03-05T00:00:00" table:style-name="ce32">
            <text:p>05.03.20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82</text:p>
          </table:table-cell>
          <table:table-cell office:value-type="string" table:style-name="ce35">
            <text:p><text:a xlink:href="https://stackoverflow.com/questions/66184216/decrypting-data-from-the-sql-in-java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1-02-13T00:00:00" table:style-name="ce32">
            <text:p>13.02.20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83</text:p>
          </table:table-cell>
          <table:table-cell office:value-type="string" table:style-name="ce35">
            <text:p><text:a xlink:href="https://stackoverflow.com/questions/66180326/how-is-the-counter-of-the-counter-mode-of-aes-incremented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1-02-12T00:00:00" table:style-name="ce32">
            <text:p>12.02.20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84</text:p>
          </table:table-cell>
          <table:table-cell office:value-type="string" table:style-name="ce35">
            <text:p><text:a xlink:href="https://stackoverflow.com/questions/66129148/test-a-rest-endpoint-with-aes-encrypted-data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1-02-10T00:00:00" table:style-name="ce32">
            <text:p>10.02.20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85</text:p>
          </table:table-cell>
          <table:table-cell office:value-type="string" table:style-name="ce35">
            <text:p><text:a xlink:href="https://stackoverflow.com/questions/65772470/badpaddingexception-while-performing-symmetric-encryption-decryption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1-01-18T00:00:00" table:style-name="ce32">
            <text:p>18.01.20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86</text:p>
          </table:table-cell>
          <table:table-cell office:value-type="string" table:style-name="ce35">
            <text:p><text:a xlink:href="https://stackoverflow.com/questions/65721100/encrypt-decrypt-java-to-php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1-01-14T00:00:00" table:style-name="ce32">
            <text:p>14.01.20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87</text:p>
          </table:table-cell>
          <table:table-cell office:value-type="string" table:style-name="ce35">
            <text:p><text:a xlink:href="https://stackoverflow.com/questions/65551823/equivalent-encryption-and-decryption-on-ios-and-android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1-01-03T00:00:00" table:style-name="ce32">
            <text:p>03.01.2021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88</text:p>
          </table:table-cell>
          <table:table-cell office:value-type="string" table:style-name="ce35">
            <text:p><text:a xlink:href="https://stackoverflow.com/questions/65244260/jmeter-encrypt-aes-128-with-cbc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12-11T00:00:00" table:style-name="ce32">
            <text:p>11.12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89</text:p>
          </table:table-cell>
          <table:table-cell office:value-type="string" table:style-name="ce35">
            <text:p><text:a xlink:href="https://stackoverflow.com/questions/65198620/using-random-ivparameterspec-the-decryption-doesnt-work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12-08T00:00:00" table:style-name="ce32">
            <text:p>08.12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90</text:p>
          </table:table-cell>
          <table:table-cell office:value-type="string" table:style-name="ce35">
            <text:p><text:a xlink:href="https://stackoverflow.com/questions/65178776/how-do-i-encrypt-and-decrypt-use-aes-gcm-between-php-and-java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12-07T00:00:00" table:style-name="ce32">
            <text:p>07.12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91</text:p>
          </table:table-cell>
          <table:table-cell office:value-type="string" table:style-name="ce35">
            <text:p><text:a xlink:href="https://stackoverflow.com/questions/65131400/cipher-only-encrypts-one-file-in-the-directory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12-03T00:00:00" table:style-name="ce32">
            <text:p>03.12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92</text:p>
          </table:table-cell>
          <table:table-cell office:value-type="string" table:style-name="ce35">
            <text:p><text:a xlink:href="https://stackoverflow.com/questions/65106860/issue-with-aes-encryption-different-result-in-java-app-runing-in-2-servers-2-jv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12-02T00:00:00" table:style-name="ce32">
            <text:p>02.12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93</text:p>
          </table:table-cell>
          <table:table-cell office:value-type="string" table:style-name="ce35">
            <text:p><text:a xlink:href="https://stackoverflow.com/questions/65071090/aes-gcm-nopadding-encrypt-from-node-and-decrypt-on-java-throw-aeadbadtagexcepti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11-30T00:00:00" table:style-name="ce32">
            <text:p>30.11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94</text:p>
          </table:table-cell>
          <table:table-cell office:value-type="string" table:style-name="ce35">
            <text:p><text:a xlink:href="https://stackoverflow.com/questions/65065499/no-installed-provider-supports-this-key-sun-security-rsa-rsapublickeyimpl-and-n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11-29T00:00:00" table:style-name="ce32">
            <text:p>29.11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95</text:p>
          </table:table-cell>
          <table:table-cell office:value-type="string" table:style-name="ce35">
            <text:p><text:a xlink:href="https://stackoverflow.com/questions/65011962/nosuchalghoritmexeption-when-you-call-the-java-cipher-getinstance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11-25T00:00:00" table:style-name="ce32">
            <text:p>25.11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96</text:p>
          </table:table-cell>
          <table:table-cell office:value-type="string" table:style-name="ce35">
            <text:p><text:a xlink:href="https://stackoverflow.com/questions/64776944/aes-decryption-when-writing-to-a-file-using-base64-encoding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11-10T00:00:00" table:style-name="ce32">
            <text:p>10.11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97</text:p>
          </table:table-cell>
          <table:table-cell office:value-type="string" table:style-name="ce35">
            <text:p><text:a xlink:href="https://stackoverflow.com/questions/64698127/error-during-decryption-of-pdf-file-in-java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11-05T00:00:00" table:style-name="ce32">
            <text:p>05.11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98</text:p>
          </table:table-cell>
          <table:table-cell office:value-type="string" table:style-name="ce35">
            <text:p><text:a xlink:href="https://stackoverflow.com/questions/64660813/swift-aes-encryption-with-java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11-03T00:00:00" table:style-name="ce32">
            <text:p>03.11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99</text:p>
          </table:table-cell>
          <table:table-cell office:value-type="string" table:style-name="ce35">
            <text:p><text:a xlink:href="https://stackoverflow.com/questions/64505267/java-aes-gcm-nopadding-encryption-does-not-increment-the-counter-of-the-iv-after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10-23T00:00:00" table:style-name="ce32">
            <text:p>23.10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100</text:p>
          </table:table-cell>
          <table:table-cell office:value-type="string" table:style-name="ce35">
            <text:p><text:a xlink:href="https://stackoverflow.com/questions/64460457/pycryptodome-aes-gcm-encryption-to-java-decryption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10-21T00:00:00" table:style-name="ce32">
            <text:p>21.10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101</text:p>
          </table:table-cell>
          <table:table-cell office:value-type="string" table:style-name="ce35">
            <text:p><text:a xlink:href="https://stackoverflow.com/questions/64172625/can-first-8-bytes-of-results-of-aes-encryption-be-always-the-same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10-02T00:00:00" table:style-name="ce32">
            <text:p>02.10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102</text:p>
          </table:table-cell>
          <table:table-cell office:value-type="string" table:style-name="ce35">
            <text:p><text:a xlink:href="https://stackoverflow.com/questions/63961511/java-large-file-aes-encryption-is-very-slow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09-18T00:00:00" table:style-name="ce32">
            <text:p>18.09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103</text:p>
          </table:table-cell>
          <table:table-cell office:value-type="string" table:style-name="ce35">
            <text:p><text:a xlink:href="https://stackoverflow.com/questions/63920039/how-to-get-java-equivalent-of-encryptjs-in-javascript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09-16T00:00:00" table:style-name="ce32">
            <text:p>16.09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104</text:p>
          </table:table-cell>
          <table:table-cell office:value-type="string" table:style-name="ce35">
            <text:p><text:a xlink:href="https://stackoverflow.com/questions/63864527/almost-getting-the-original-text-with-different-ivs-is-it-normal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09-12T00:00:00" table:style-name="ce32">
            <text:p>12.09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105</text:p>
          </table:table-cell>
          <table:table-cell office:value-type="string" table:style-name="ce35">
            <text:p><text:a xlink:href="https://stackoverflow.com/questions/63811173/ionic-v3-aes-256-algorithm-to-using-encrypted-not-able-to-decrypt-in-java-aes-gc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09-09T00:00:00" table:style-name="ce32">
            <text:p>09.09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106</text:p>
          </table:table-cell>
          <table:table-cell office:value-type="string" table:style-name="ce35">
            <text:p><text:a xlink:href="https://stackoverflow.com/questions/63653977/encrypt-and-decrypt-a-file-with-streams-using-an-appended-initalisation-vector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08-30T00:00:00" table:style-name="ce32">
            <text:p>30.08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107</text:p>
          </table:table-cell>
          <table:table-cell office:value-type="string" table:style-name="ce35">
            <text:p><text:a xlink:href="https://stackoverflow.com/questions/63609617/padding-is-invalid-and-cannot-be-removed-decryption-in-c-sharp-encryption-don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08-27T00:00:00" table:style-name="ce32">
            <text:p>27.08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108</text:p>
          </table:table-cell>
          <table:table-cell office:value-type="string" table:style-name="ce35">
            <text:p><text:a xlink:href="https://stackoverflow.com/questions/63599484/decrypting-data-encrypted-in-sap-using-co-aes256-algorithm-pem-in-java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08-26T00:00:00" table:style-name="ce32">
            <text:p>26.08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109</text:p>
          </table:table-cell>
          <table:table-cell office:value-type="string" table:style-name="ce35">
            <text:p><text:a xlink:href="https://stackoverflow.com/questions/63222761/jar-crashes-while-decrypting-aes-encrypted-authorization-token-method-in-code-h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08-03T00:00:00" table:style-name="ce32">
            <text:p>03.08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110</text:p>
          </table:table-cell>
          <table:table-cell office:value-type="string" table:style-name="ce35">
            <text:p><text:a xlink:href="https://stackoverflow.com/questions/63107993/android-decryption-throwing-java-security-invalidalgorithmparameterexception-iv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07-27T00:00:00" table:style-name="ce32">
            <text:p>27.07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111</text:p>
          </table:table-cell>
          <table:table-cell office:value-type="string" table:style-name="ce35">
            <text:p><text:a xlink:href="https://stackoverflow.com/questions/63042648/java-javax-crypto-aeadbadtagexception-tag-mismatch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07-22T00:00:00" table:style-name="ce32">
            <text:p>22.07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112</text:p>
          </table:table-cell>
          <table:table-cell office:value-type="string" table:style-name="ce35">
            <text:p><text:a xlink:href="https://stackoverflow.com/questions/62832136/decrypt-an-encrypted-file-with-256bit-block-size-in-java-encryption-rijndael-c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07-10T00:00:00" table:style-name="ce32">
            <text:p>10.07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113</text:p>
          </table:table-cell>
          <table:table-cell office:value-type="string" table:style-name="ce35">
            <text:p><text:a xlink:href="https://stackoverflow.com/questions/62712114/java-aes-giving-badpaddingexception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07-03T00:00:00" table:style-name="ce32">
            <text:p>03.07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114</text:p>
          </table:table-cell>
          <table:table-cell office:value-type="string" table:style-name="ce35">
            <text:p><text:a xlink:href="https://stackoverflow.com/questions/62591015/aes-encryption-between-delphi-and-java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06-26T00:00:00" table:style-name="ce32">
            <text:p>26.06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115</text:p>
          </table:table-cell>
          <table:table-cell office:value-type="string" table:style-name="ce35">
            <text:p><text:a xlink:href="https://stackoverflow.com/questions/62562417/aes-128-cbc-cipher-in-java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06-24T00:00:00" table:style-name="ce32">
            <text:p>24.06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116</text:p>
          </table:table-cell>
          <table:table-cell office:value-type="string" table:style-name="ce35">
            <text:p><text:a xlink:href="https://stackoverflow.com/questions/62471603/java-security-invalidalgorithmparameterexception-gcm-can-not-be-used-with-class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06-19T00:00:00" table:style-name="ce32">
            <text:p>19.06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117</text:p>
          </table:table-cell>
          <table:table-cell office:value-type="string" table:style-name="ce35">
            <text:p><text:a xlink:href="https://stackoverflow.com/questions/62443278/aes-encryption-result-of-c-sharp-code-is-not-same-as-of-java-aes-encryption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06-18T00:00:00" table:style-name="ce32">
            <text:p>18.06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118</text:p>
          </table:table-cell>
          <table:table-cell office:value-type="string" table:style-name="ce35">
            <text:p><text:a xlink:href="https://stackoverflow.com/questions/62437595/exception-in-thread-java-lang-illegalstateexception-cipher-not-initialized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06-17T00:00:00" table:style-name="ce32">
            <text:p>17.06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119</text:p>
          </table:table-cell>
          <table:table-cell office:value-type="string" table:style-name="ce35">
            <text:p><text:a xlink:href="https://stackoverflow.com/questions/62367038/java-lang-illegalargumentexception-empty-key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06-14T00:00:00" table:style-name="ce32">
            <text:p>14.06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120</text:p>
          </table:table-cell>
          <table:table-cell office:value-type="string" table:style-name="ce35">
            <text:p><text:a xlink:href="https://stackoverflow.com/questions/62120891/calling-a-method-of-a-java-object-passed-as-argument-to-hooked-function-in-frida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05-31T00:00:00" table:style-name="ce32">
            <text:p>31.05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121</text:p>
          </table:table-cell>
          <table:table-cell office:value-type="string" table:style-name="ce35">
            <text:p><text:a xlink:href="https://stackoverflow.com/questions/62003904/java-aes-gcm-javax-crypto-aeadbadtagexception-tag-mismatch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05-25T00:00:00" table:style-name="ce32">
            <text:p>25.05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122</text:p>
          </table:table-cell>
          <table:table-cell office:value-type="string" table:style-name="ce35">
            <text:p><text:a xlink:href="https://stackoverflow.com/questions/62001716/encrypt-a-file-inside-an-ods-archive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05-25T00:00:00" table:style-name="ce32">
            <text:p>25.05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123</text:p>
          </table:table-cell>
          <table:table-cell office:value-type="string" table:style-name="ce35">
            <text:p><text:a xlink:href="https://stackoverflow.com/questions/61987839/aes-256-gcm-java-implementation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05-24T00:00:00" table:style-name="ce32">
            <text:p>24.05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124</text:p>
          </table:table-cell>
          <table:table-cell office:value-type="string" table:style-name="ce35">
            <text:p><text:a xlink:href="https://stackoverflow.com/questions/61984880/pad-block-corrupted-exception-while-decrypting-audiorecord-data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05-24T00:00:00" table:style-name="ce32">
            <text:p>24.05.202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java_aes_125</text:p>
          </table:table-cell>
          <table:table-cell office:value-type="string" table:style-name="ce35">
            <text:p><text:a xlink:href="https://stackoverflow.com/questions/61792534/out-of-memory-exception-when-decrypt-large-file-using-cipher">click</text:a></text:p>
          </table:table-cell>
          <table:table-cell office:value-type="string" table:style-name="ce27">
            <text:p>newest</text:p>
          </table:table-cell>
          <table:table-cell table:style-name="ce27"/>
          <table:table-cell office:value-type="date" office:date-value="2020-05-14T00:00:00" table:style-name="ce32">
            <text:p>14.05.202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java_aes_126</text:p>
          </table:table-cell>
          <table:table-cell office:value-type="string" table:style-name="ce36">
            <text:p><text:a xlink:href="https://stackoverflow.com/questions/61645801/exception-in-thread-main-java-security-invalidkeyexception-illegal-key-size">click</text:a></text:p>
          </table:table-cell>
          <table:table-cell office:value-type="string" table:style-name="ce29">
            <text:p>newest</text:p>
          </table:table-cell>
          <table:table-cell table:style-name="ce29"/>
          <table:table-cell office:value-type="date" office:date-value="2020-05-06T00:00:00" table:style-name="ce34">
            <text:p>06.05.202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java_3des_01</text:p>
          </table:table-cell>
          <table:table-cell office:value-type="string" table:style-name="ce35">
            <text:p><text:a xlink:href="https://stackoverflow.com/questions/17280104/difference-between-desede-and-tripledes-for-cipher-getinstance">click</text:a></text:p>
          </table:table-cell>
          <table:table-cell office:value-type="string" table:style-name="ce26">
            <text:p>most popular</text:p>
          </table:table-cell>
          <table:table-cell office:value-type="float" office:value="34" table:style-name="ce26">
            <text:p>34</text:p>
          </table:table-cell>
          <table:table-cell table:style-name="ce26"/>
          <table:table-cell table:number-columns-repeated="16379"/>
        </table:table-row>
        <table:table-row table:style-name="ro1">
          <table:table-cell office:value-type="string" table:style-name="ce4">
            <text:p>java_3des_02</text:p>
          </table:table-cell>
          <table:table-cell office:value-type="string" table:style-name="ce35">
            <text:p><text:a xlink:href="https://stackoverflow.com/questions/25425486/javax-crypto-illegalblocksizeexception-input-length-not-multiple-of-8-bytes">click</text:a></text:p>
          </table:table-cell>
          <table:table-cell office:value-type="string" table:style-name="ce26">
            <text:p>most popular</text:p>
          </table:table-cell>
          <table:table-cell office:value-type="float" office:value="19" table:style-name="ce26">
            <text:p>19</text:p>
          </table:table-cell>
          <table:table-cell table:style-name="ce26"/>
          <table:table-cell table:number-columns-repeated="16379"/>
        </table:table-row>
        <table:table-row table:style-name="ro1">
          <table:table-cell office:value-type="string" table:style-name="ce4">
            <text:p>java_3des_03</text:p>
          </table:table-cell>
          <table:table-cell office:value-type="string" table:style-name="ce35">
            <text:p><text:a xlink:href="https://stackoverflow.com/questions/22951606/exception-java-security-invalidkeyexception-invalid-key-length-24-bytes-using">click</text:a></text:p>
          </table:table-cell>
          <table:table-cell office:value-type="string" table:style-name="ce26">
            <text:p>most popular</text:p>
          </table:table-cell>
          <table:table-cell office:value-type="float" office:value="14" table:style-name="ce26">
            <text:p>14</text:p>
          </table:table-cell>
          <table:table-cell table:style-name="ce26"/>
          <table:table-cell table:number-columns-repeated="16379"/>
        </table:table-row>
        <table:table-row table:style-name="ro1">
          <table:table-cell office:value-type="string" table:style-name="ce4">
            <text:p>java_3des_04</text:p>
          </table:table-cell>
          <table:table-cell office:value-type="string" table:style-name="ce35">
            <text:p><text:a xlink:href="https://stackoverflow.com/questions/16336017/how-to-use-3des-algorithm-on-android">click</text:a></text:p>
          </table:table-cell>
          <table:table-cell office:value-type="string" table:style-name="ce26">
            <text:p>most popular</text:p>
          </table:table-cell>
          <table:table-cell office:value-type="float" office:value="14" table:style-name="ce30">
            <text:p>14</text:p>
          </table:table-cell>
          <table:table-cell table:style-name="ce26"/>
          <table:table-cell table:number-columns-repeated="16379"/>
        </table:table-row>
        <table:table-row table:style-name="ro1">
          <table:table-cell office:value-type="string" table:style-name="ce4">
            <text:p>java_3des_05</text:p>
          </table:table-cell>
          <table:table-cell office:value-type="string" table:style-name="ce35">
            <text:p><text:a xlink:href="https://stackoverflow.com/questions/29671427/triple-des-decryption-invalid-key-with-16-bytes">click</text:a></text:p>
          </table:table-cell>
          <table:table-cell office:value-type="string" table:style-name="ce26">
            <text:p>most popular</text:p>
          </table:table-cell>
          <table:table-cell office:value-type="float" office:value="12" table:style-name="ce30">
            <text:p>12</text:p>
          </table:table-cell>
          <table:table-cell table:style-name="ce26"/>
          <table:table-cell table:number-columns-repeated="16379"/>
        </table:table-row>
        <table:table-row table:style-name="ro1">
          <table:table-cell office:value-type="string" table:style-name="ce4">
            <text:p>java_3des_06</text:p>
          </table:table-cell>
          <table:table-cell office:value-type="string" table:style-name="ce35">
            <text:p><text:a xlink:href="https://stackoverflow.com/questions/20835808/3des-decryption-error-invalid-key-length">click</text:a></text:p>
          </table:table-cell>
          <table:table-cell office:value-type="string" table:style-name="ce26">
            <text:p>most popular</text:p>
          </table:table-cell>
          <table:table-cell office:value-type="float" office:value="11" table:style-name="ce30">
            <text:p>11</text:p>
          </table:table-cell>
          <table:table-cell table:style-name="ce26"/>
          <table:table-cell table:number-columns-repeated="16379"/>
        </table:table-row>
        <table:table-row table:style-name="ro1">
          <table:table-cell office:value-type="string" table:style-name="ce4">
            <text:p>java_3des_07</text:p>
          </table:table-cell>
          <table:table-cell office:value-type="string" table:style-name="ce35">
            <text:p><text:a xlink:href="https://stackoverflow.com/questions/68668154/encryption-decryption-issue-with-cipher-in-java">click</text:a></text:p>
          </table:table-cell>
          <table:table-cell office:value-type="string" table:style-name="ce26">
            <text:p>newest</text:p>
          </table:table-cell>
          <table:table-cell table:style-name="ce26"/>
          <table:table-cell office:value-type="date" office:date-value="2021-08-05T00:00:00" table:style-name="ce31">
            <text:p>05.08.202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java_3des_08</text:p>
          </table:table-cell>
          <table:table-cell office:value-type="string" table:style-name="ce35">
            <text:p><text:a xlink:href="https://stackoverflow.com/questions/68420294/desede-ecb-encryption-decryption">click</text:a></text:p>
          </table:table-cell>
          <table:table-cell office:value-type="string" table:style-name="ce26">
            <text:p>newest</text:p>
          </table:table-cell>
          <table:table-cell table:style-name="ce26"/>
          <table:table-cell office:value-type="date" office:date-value="2021-07-17T00:00:00" table:style-name="ce31">
            <text:p>17.07.202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java_3des_09</text:p>
          </table:table-cell>
          <table:table-cell office:value-type="string" table:style-name="ce35">
            <text:p><text:a xlink:href="https://stackoverflow.com/questions/64032705/tripledes-java-encryprion-to-javascript-decryption">click</text:a></text:p>
          </table:table-cell>
          <table:table-cell office:value-type="string" table:style-name="ce26">
            <text:p>newest</text:p>
          </table:table-cell>
          <table:table-cell table:style-name="ce26"/>
          <table:table-cell office:value-type="date" office:date-value="2020-09-23T00:00:00" table:style-name="ce31">
            <text:p>23.09.202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java_3des_10</text:p>
          </table:table-cell>
          <table:table-cell office:value-type="string" table:style-name="ce35">
            <text:p><text:a xlink:href="https://stackoverflow.com/questions/61506526/triple-des-decrypting-ecb-mode-cannot-use-iv">click</text:a></text:p>
          </table:table-cell>
          <table:table-cell office:value-type="string" table:style-name="ce26">
            <text:p>newest</text:p>
          </table:table-cell>
          <table:table-cell table:style-name="ce26"/>
          <table:table-cell office:value-type="date" office:date-value="2020-04-29T00:00:00" table:style-name="ce31">
            <text:p>29.04.202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java_3des_11</text:p>
          </table:table-cell>
          <table:table-cell office:value-type="string" table:style-name="ce35">
            <text:p><text:a xlink:href="https://stackoverflow.com/questions/56612055/java-security-invalidkeyexception-wrong-key-size-desede-encryption">click</text:a></text:p>
          </table:table-cell>
          <table:table-cell office:value-type="string" table:style-name="ce26">
            <text:p>newest</text:p>
          </table:table-cell>
          <table:table-cell table:style-name="ce26"/>
          <table:table-cell office:value-type="date" office:date-value="2019-06-15T00:00:00" table:style-name="ce31">
            <text:p>15.06.2019</text:p>
          </table:table-cell>
          <table:table-cell table:number-columns-repeated="16379"/>
        </table:table-row>
        <table:table-row table:style-name="ro1">
          <table:table-cell office:value-type="string" table:style-name="ce37">
            <text:p>java_3des_12</text:p>
          </table:table-cell>
          <table:table-cell office:value-type="string" table:style-name="ce38">
            <text:p><text:a xlink:href="https://stackoverflow.com/questions/55099746/java-security-invalidkeyexception-wrong-algorithm-desede-or-tripledes-required">click</text:a></text:p>
          </table:table-cell>
          <table:table-cell office:value-type="string" table:style-name="ce39">
            <text:p>newest</text:p>
          </table:table-cell>
          <table:table-cell table:style-name="ce40"/>
          <table:table-cell office:value-type="date" office:date-value="2019-03-11T00:00:00" table:style-name="ce41">
            <text:p>11.03.2019</text:p>
          </table:table-cell>
          <table:table-cell table:number-columns-repeated="16379" table:style-name="ce24"/>
        </table:table-row>
        <table:table-row table:style-name="ro1">
          <table:table-cell office:value-type="string" table:style-name="ce4">
            <text:p>java_des_01</text:p>
          </table:table-cell>
          <table:table-cell office:value-type="string" table:style-name="ce35">
            <text:p><text:a xlink:href="https://stackoverflow.com/questions/8049872/given-final-block-not-properly-padded">click</text:a></text:p>
          </table:table-cell>
          <table:table-cell office:value-type="string" table:style-name="ce26">
            <text:p>most popular</text:p>
          </table:table-cell>
          <table:table-cell office:value-type="float" office:value="326" table:style-name="ce26">
            <text:p>326</text:p>
          </table:table-cell>
          <table:table-cell table:style-name="ce26"/>
          <table:table-cell table:number-columns-repeated="16379"/>
        </table:table-row>
        <table:table-row table:style-name="ro1">
          <table:table-cell office:value-type="string" table:style-name="ce4">
            <text:p>java_des_02</text:p>
          </table:table-cell>
          <table:table-cell office:value-type="string" table:style-name="ce35">
            <text:p><text:a xlink:href="https://stackoverflow.com/questions/10427205/javax-crypto-badpaddingexceptiongiven-final-block-not-properly-padded">click</text:a></text:p>
          </table:table-cell>
          <table:table-cell office:value-type="string" table:style-name="ce26">
            <text:p>most popular</text:p>
          </table:table-cell>
          <table:table-cell office:value-type="float" office:value="32" table:style-name="ce26">
            <text:p>32</text:p>
          </table:table-cell>
          <table:table-cell table:style-name="ce26"/>
          <table:table-cell table:number-columns-repeated="16379"/>
        </table:table-row>
        <table:table-row table:style-name="ro1">
          <table:table-cell office:value-type="string" table:style-name="ce4">
            <text:p>java_des_03</text:p>
          </table:table-cell>
          <table:table-cell office:value-type="string" table:style-name="ce35">
            <text:p><text:a xlink:href="https://stackoverflow.com/questions/5520640/encrypting-and-decrypting-using-java-unable-to-get-same-output">click</text:a></text:p>
          </table:table-cell>
          <table:table-cell office:value-type="string" table:style-name="ce27">
            <text:p>most popular</text:p>
          </table:table-cell>
          <table:table-cell office:value-type="float" office:value="23" table:style-name="ce27">
            <text:p>23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4">
            <text:p>java_des_04</text:p>
          </table:table-cell>
          <table:table-cell office:value-type="string" table:style-name="ce35">
            <text:p><text:a xlink:href="https://stackoverflow.com/questions/23070838/badpaddingexception-given-final-block-not-properly-padded">click</text:a></text:p>
          </table:table-cell>
          <table:table-cell office:value-type="string" table:style-name="ce27">
            <text:p>most popular</text:p>
          </table:table-cell>
          <table:table-cell office:value-type="float" office:value="13" table:style-name="ce27">
            <text:p>13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4">
            <text:p>java_des_05</text:p>
          </table:table-cell>
          <table:table-cell office:value-type="string" table:style-name="ce35">
            <text:p><text:a xlink:href="https://stackoverflow.com/questions/3188171/java-encryption-alternitive-to-hardcoded-key">click</text:a></text:p>
          </table:table-cell>
          <table:table-cell office:value-type="string" table:style-name="ce27">
            <text:p>most popular</text:p>
          </table:table-cell>
          <table:table-cell office:value-type="float" office:value="11" table:style-name="ce27">
            <text:p>11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4">
            <text:p>java_des_06</text:p>
          </table:table-cell>
          <table:table-cell office:value-type="string" table:style-name="ce35">
            <text:p><text:a xlink:href="https://stackoverflow.com/questions/20824136/convert-string-to-secret-key-in-java">click</text:a></text:p>
          </table:table-cell>
          <table:table-cell office:value-type="string" table:style-name="ce27">
            <text:p>most popular</text:p>
          </table:table-cell>
          <table:table-cell office:value-type="float" office:value="11" table:style-name="ce27">
            <text:p>11</text:p>
          </table:table-cell>
          <table:table-cell table:style-name="ce32"/>
          <table:table-cell table:number-columns-repeated="16379"/>
        </table:table-row>
        <table:table-row table:style-name="ro1">
          <table:table-cell office:value-type="string" table:style-name="ce4">
            <text:p>java_des_07</text:p>
          </table:table-cell>
          <table:table-cell office:value-type="string" table:style-name="ce35">
            <text:p><text:a xlink:href="https://stackoverflow.com/questions/57575822/cipher-getinstance-slow-with-java-8">click</text:a></text:p>
          </table:table-cell>
          <table:table-cell office:value-type="string" table:style-name="ce26">
            <text:p>newest</text:p>
          </table:table-cell>
          <table:table-cell table:style-name="ce30"/>
          <table:table-cell office:value-type="date" office:date-value="2019-08-20T00:00:00" table:style-name="ce31">
            <text:p>20.08.201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java_des_08</text:p>
          </table:table-cell>
          <table:table-cell office:value-type="string" table:style-name="ce35">
            <text:p><text:a xlink:href="https://stackoverflow.com/questions/55368098/implementing-opmodes-in-java-encryption-program-dealing-with-both-des-and-aes">click</text:a></text:p>
          </table:table-cell>
          <table:table-cell office:value-type="string" table:style-name="ce26">
            <text:p>newest</text:p>
          </table:table-cell>
          <table:table-cell table:style-name="ce26"/>
          <table:table-cell office:value-type="date" office:date-value="2019-03-27T00:00:00" table:style-name="ce31">
            <text:p>27.03.201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java_des_09</text:p>
          </table:table-cell>
          <table:table-cell office:value-type="string" table:style-name="ce35">
            <text:p><text:a xlink:href="https://stackoverflow.com/questions/55066289/problem-using-eclipse-windowbuilder-and-jca-jce-methods">click</text:a></text:p>
          </table:table-cell>
          <table:table-cell office:value-type="string" table:style-name="ce26">
            <text:p>newest</text:p>
          </table:table-cell>
          <table:table-cell table:style-name="ce26"/>
          <table:table-cell office:value-type="date" office:date-value="2019-03-08T00:00:00" table:style-name="ce31">
            <text:p>08.03.2019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java_des_10</text:p>
          </table:table-cell>
          <table:table-cell office:value-type="string" table:style-name="ce35">
            <text:p><text:a xlink:href="https://stackoverflow.com/questions/53254779/input-length-must-be-multiple-of-8-when-decrypting-with-padded-cipher">click</text:a></text:p>
          </table:table-cell>
          <table:table-cell office:value-type="string" table:style-name="ce26">
            <text:p>newest</text:p>
          </table:table-cell>
          <table:table-cell table:style-name="ce26"/>
          <table:table-cell office:value-type="date" office:date-value="2018-11-12T00:00:00" table:style-name="ce31">
            <text:p>12.11.201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java_des_11</text:p>
          </table:table-cell>
          <table:table-cell office:value-type="string" table:style-name="ce35">
            <text:p><text:a xlink:href="https://stackoverflow.com/questions/52846003/java-cipher-getinstance-implinit-too-slow">click</text:a></text:p>
          </table:table-cell>
          <table:table-cell office:value-type="string" table:style-name="ce26">
            <text:p>newest</text:p>
          </table:table-cell>
          <table:table-cell table:style-name="ce26"/>
          <table:table-cell office:value-type="date" office:date-value="2018-10-17T00:00:00" table:style-name="ce31">
            <text:p>17.10.2018</text:p>
          </table:table-cell>
          <table:table-cell table:number-columns-repeated="16379"/>
        </table:table-row>
        <table:table-row table:style-name="ro1">
          <table:table-cell office:value-type="string" table:style-name="ce37">
            <text:p>java_des_12</text:p>
          </table:table-cell>
          <table:table-cell office:value-type="string" table:style-name="ce38">
            <text:p><text:a xlink:href="https://stackoverflow.com/questions/50765275/errors-returned-when-trying-to-decrypt-data-using-secretkey">click</text:a></text:p>
          </table:table-cell>
          <table:table-cell office:value-type="string" table:style-name="ce39">
            <text:p>newest</text:p>
          </table:table-cell>
          <table:table-cell table:style-name="ce39"/>
          <table:table-cell office:value-type="date" office:date-value="2018-06-08T00:00:00" table:style-name="ce42">
            <text:p>08.06.2018</text:p>
          </table:table-cell>
          <table:table-cell table:number-columns-repeated="16379" table:style-name="ce24"/>
        </table:table-row>
        <table:table-row table:number-rows-repeated="849" table:style-name="ro1">
          <table:table-cell table:style-name="ce4"/>
          <table:table-cell table:number-columns-repeated="4" table:style-name="ce26"/>
          <table:table-cell table:number-columns-repeated="16379"/>
        </table:table-row>
        <table:table-row table:style-name="ro1">
          <table:table-cell table:style-name="ce4"/>
          <table:table-cell table:style-name="ce26"/>
          <table:table-cell table:number-columns-repeated="3" table:style-name="ce30"/>
          <table:table-cell table:number-columns-repeated="16379"/>
        </table:table-row>
        <table:table-row table:number-rows-repeated="1047575" table:style-name="ro1">
          <table:table-cell table:number-columns-repeated="16384"/>
        </table:table-row>
      </table:table>
      <table:table table:name="Excluded" table:style-name="ta3"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5" table:number-columns-repeated="16380" table:default-cell-style-name="ce21"/>
        <table:table-row table:style-name="ro1">
          <table:table-cell office:value-type="string" table:style-name="ce43">
            <text:p>Algorithm</text:p>
          </table:table-cell>
          <table:table-cell office:value-type="string" table:style-name="ce43">
            <text:p>Subgroup</text:p>
          </table:table-cell>
          <table:table-cell office:value-type="string" table:style-name="ce43">
            <text:p>Reason</text:p>
          </table:table-cell>
          <table:table-cell office:value-type="string" table:style-name="ce43">
            <text:p>Link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interoperability issue</text:p>
          </table:table-cell>
          <table:table-cell office:value-type="string" table:style-name="ce46">
            <text:p><text:a xlink:href="https://stackoverflow.com/questions/68021599/java-rsa-and-aes-encryption-implementation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interoperability issue</text:p>
          </table:table-cell>
          <table:table-cell office:value-type="string" table:style-name="ce38">
            <text:p><text:a xlink:href="https://stackoverflow.com/questions/19698721/encrypt-in-node-and-decrypt-in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JCA</text:p>
          </table:table-cell>
          <table:table-cell office:value-type="string" table:style-name="ce46">
            <text:p><text:a xlink:href="https://stackoverflow.com/questions/26058823/correct-way-of-encrypting-and-decrypting-an-image-using-aes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interoperability issue</text:p>
          </table:table-cell>
          <table:table-cell office:value-type="string" table:style-name="ce46">
            <text:p><text:a xlink:href="https://stackoverflow.com/questions/22607791/aes-encryption-using-java-and-decryption-using-javascript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1755259/syntax-error-on-token-expected-after-this-token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looking for an equivalent</text:p>
          </table:table-cell>
          <table:table-cell office:value-type="string" table:style-name="ce38">
            <text:p><text:a xlink:href="https://stackoverflow.com/questions/41678504/aes-encrypt-using-cryptojs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39711122/encode-base64-cannot-find-symbol-error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JCA</text:p>
          </table:table-cell>
          <table:table-cell office:value-type="string" table:style-name="ce46">
            <text:p><text:a xlink:href="https://stackoverflow.com/questions/15554296/initial-bytes-incorrect-after-java-aes-cbc-decryption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JCA</text:p>
          </table:table-cell>
          <table:table-cell office:value-type="string" table:style-name="ce46">
            <text:p><text:a xlink:href="https://stackoverflow.com/questions/10494764/input-length-must-be-multiple-of-16-when-decrypting-with-padded-cipher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cryptography</text:p>
          </table:table-cell>
          <table:table-cell office:value-type="string" table:style-name="ce46">
            <text:p><text:a xlink:href="https://stackoverflow.com/questions/37819550/java-io-filenotfoundexception-storage-emulated-0-new-file-txt-open-failed-e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JCA</text:p>
          </table:table-cell>
          <table:table-cell office:value-type="string" table:style-name="ce46">
            <text:p><text:a xlink:href="https://stackoverflow.com/questions/3711754/why-java-security-nosuchproviderexception-no-such-provider-bc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JCA</text:p>
          </table:table-cell>
          <table:table-cell office:value-type="string" table:style-name="ce46">
            <text:p><text:a xlink:href="https://stackoverflow.com/questions/3862800/invalidkeyexception-illegal-key-siz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JCA</text:p>
          </table:table-cell>
          <table:table-cell office:value-type="string" table:style-name="ce46">
            <text:p><text:a xlink:href="https://stackoverflow.com/questions/5641326/256bit-aes-cbc-pkcs5padding-with-bouncy-castl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JCA</text:p>
          </table:table-cell>
          <table:table-cell office:value-type="string" table:style-name="ce46">
            <text:p><text:a xlink:href="https://stackoverflow.com/questions/1440030/how-to-implement-java-256-bit-aes-encryption-with-cbc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JCA</text:p>
          </table:table-cell>
          <table:table-cell office:value-type="string" table:style-name="ce46">
            <text:p><text:a xlink:href="https://stackoverflow.com/questions/28025742/encrypt-and-decrypt-a-string-with-aes-128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JCA</text:p>
          </table:table-cell>
          <table:table-cell office:value-type="string" table:style-name="ce46">
            <text:p><text:a xlink:href="https://stackoverflow.com/questions/15925029/aes-encrypt-decrypt-with-bouncy-castle-provider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JCA</text:p>
          </table:table-cell>
          <table:table-cell office:value-type="string" table:style-name="ce46">
            <text:p><text:a xlink:href="https://stackoverflow.com/questions/6486121/why-is-the-ciphertext-32-bytes-long-when-encrypting-16-bytes-with-aes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JCA</text:p>
          </table:table-cell>
          <table:table-cell office:value-type="string" table:style-name="ce46">
            <text:p><text:a xlink:href="https://stackoverflow.com/questions/9555023/aes-256-encryption-with-bouncycastle-lightweight-api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symmetric encryption</text:p>
          </table:table-cell>
          <table:table-cell office:value-type="string" table:style-name="ce46">
            <text:p><text:a xlink:href="https://stackoverflow.com/questions/9658921/encrypting-aes-key-with-rsa-public-key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JCA</text:p>
          </table:table-cell>
          <table:table-cell office:value-type="string" table:style-name="ce46">
            <text:p><text:a xlink:href="https://stackoverflow.com/questions/26529950/java-aes-javax-crypto-badpaddingexception-given-final-block-not-properly-padded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JCA</text:p>
          </table:table-cell>
          <table:table-cell office:value-type="string" table:style-name="ce46">
            <text:p><text:a xlink:href="https://stackoverflow.com/questions/20297621/javax-crypto-badpaddingexception-given-final-block-not-properly-padded-error-wh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too general</text:p>
          </table:table-cell>
          <table:table-cell office:value-type="string" table:style-name="ce46">
            <text:p><text:a xlink:href="https://stackoverflow.com/questions/21732018/how-to-check-if-a-string-is-encrypted-or-not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JCA</text:p>
          </table:table-cell>
          <table:table-cell office:value-type="string" table:style-name="ce46">
            <text:p><text:a xlink:href="https://stackoverflow.com/questions/30383736/illegalblocksizeexception-when-trying-to-encrypt-and-decrypt-a-string-with-aes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9381270/aes-cbc-pkcs5padding-java-encrypting-error-javax-crypto-badpaddingexception-g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interoperability issue</text:p>
          </table:table-cell>
          <table:table-cell office:value-type="string" table:style-name="ce38">
            <text:p><text:a xlink:href="https://stackoverflow.com/questions/2280375/how-can-i-make-my-aes-encryption-identical-between-java-and-objective-c-iphon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interoperability issue</text:p>
          </table:table-cell>
          <table:table-cell office:value-type="string" table:style-name="ce38">
            <text:p><text:a xlink:href="https://stackoverflow.com/questions/7787773/encrypt-with-node-js-crypto-module-and-decrypt-with-java-in-android-app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35558249/aes-gcm-with-bouncycastle-throws-mac-check-in-gcm-failed-when-used-with-iv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uplicate</text:p>
          </table:table-cell>
          <table:table-cell office:value-type="string" table:style-name="ce38">
            <text:p><text:a xlink:href="https://stackoverflow.com/questions/14615249/java-aes-encryption-using-32-byte-key-invalid-key-siz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looking for an equivalent</text:p>
          </table:table-cell>
          <table:table-cell office:value-type="string" table:style-name="ce38">
            <text:p><text:a xlink:href="https://stackoverflow.com/questions/21890805/encrypt-aes-with-c-sharp-to-match-java-encryption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24066679/java-aes-string-decrypting-given-final-block-not-properly-padded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34342136/alternatives-for-datatypeconverter-in-android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27402716/aes-gcm-aeadbadtagexception-mac-check-in-gcm-failed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interoperability issue</text:p>
          </table:table-cell>
          <table:table-cell office:value-type="string" table:style-name="ce38">
            <text:p><text:a xlink:href="https://stackoverflow.com/questions/4537099/unable-to-exchange-data-encrypted-with-aes-256-between-java-and-php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10562908/encryption-of-strings-works-encryption-of-byte-array-type-does-not-work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4146324/javax-crypto-badpaddingexception-error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24968466/how-to-use-cipher-on-this-method-to-decrypt-a-string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interoperability issue</text:p>
          </table:table-cell>
          <table:table-cell office:value-type="string" table:style-name="ce38">
            <text:p><text:a xlink:href="https://stackoverflow.com/questions/46835158/aes-256-cbc-in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26867840/java-security-spec-invalidkeyspecexception-and-inappropriate-key-specification-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targeted algorithm</text:p>
          </table:table-cell>
          <table:table-cell office:value-type="string" table:style-name="ce38">
            <text:p><text:a xlink:href="https://stackoverflow.com/questions/5763723/how-to-fix-the-nosuchalgorithmexception-in-java-when-using-blowfish">click</text:a></text:p>
          </table:table-cell>
          <table:table-cell table:number-columns-repeated="16380" table:style-name="ce22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interoperability issue</text:p>
          </table:table-cell>
          <table:table-cell office:value-type="string" table:style-name="ce46">
            <text:p><text:a xlink:href="https://stackoverflow.com/questions/68102391/how-to-encrypt-and-decrypt-column-values-use-it-in-both-nativequeries-and-jp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interoperability issue</text:p>
          </table:table-cell>
          <table:table-cell office:value-type="string" table:style-name="ce46">
            <text:p><text:a xlink:href="https://stackoverflow.com/questions/67995859/aes-mode-cfb-decoding-result-is-different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interoperability issue</text:p>
          </table:table-cell>
          <table:table-cell office:value-type="string" table:style-name="ce38">
            <text:p><text:a xlink:href="https://stackoverflow.com/questions/65904051/encryption-decryption-padding-error-on-linux-with-java-backend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65765574/how-to-parse-a-json-response-as-an-aes-256-ctf-encrypted-string-in-android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interoperability issue</text:p>
          </table:table-cell>
          <table:table-cell office:value-type="string" table:style-name="ce46">
            <text:p><text:a xlink:href="https://stackoverflow.com/questions/67108832/encrypt-javascript-decrypt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interoperability issue</text:p>
          </table:table-cell>
          <table:table-cell office:value-type="string" table:style-name="ce38">
            <text:p><text:a xlink:href="https://stackoverflow.com/questions/65489411/unable-to-translate-java-encryption-using-pbkdf2withhmacsha256-for-files-imag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65299150/why-am-i-getting-javax-crypto-badpaddingexception-aes-cbc-pkcs5padding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interoperability issue</text:p>
          </table:table-cell>
          <table:table-cell office:value-type="string" table:style-name="ce38">
            <text:p><text:a xlink:href="https://stackoverflow.com/questions/64423926/encrypt-file-in-java-and-decrypt-in-openssl-with-key-aes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interoperability issue</text:p>
          </table:table-cell>
          <table:table-cell office:value-type="string" table:style-name="ce38">
            <text:p><text:a xlink:href="https://stackoverflow.com/questions/64101756/first-8-bytes-is-truncating-in-aes-decryption-in-java-where-encryption-is-done-i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interoperability issue</text:p>
          </table:table-cell>
          <table:table-cell office:value-type="string" table:style-name="ce38">
            <text:p><text:a xlink:href="https://stackoverflow.com/questions/62684237/android-aes-encrypted-value-does-not-match-with-crypto-js-aes-encrypted-valu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interoperability issue</text:p>
          </table:table-cell>
          <table:table-cell office:value-type="string" table:style-name="ce38">
            <text:p><text:a xlink:href="https://stackoverflow.com/questions/63014399/java-equivalent-of-openssl-encrypt-and-openssl-decrypt-using-aes-256-cbc-encrypt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62412705/how-to-write-byte-array-without-oom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uplicate</text:p>
          </table:table-cell>
          <table:table-cell office:value-type="string" table:style-name="ce38">
            <text:p><text:a xlink:href="https://stackoverflow.com/questions/62393196/is-mac-equivalent-to-a-hash-and-encrypt-function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interoperability issue</text:p>
          </table:table-cell>
          <table:table-cell office:value-type="string" table:style-name="ce38">
            <text:p><text:a xlink:href="https://stackoverflow.com/questions/62320111/aes-256-cbc-openssl-encrypt-encrypted-with-php-and-decryption-with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62138522/decrypting-using-aes-returning-blank-string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interoperability issue</text:p>
          </table:table-cell>
          <table:table-cell office:value-type="string" table:style-name="ce38">
            <text:p><text:a xlink:href="https://stackoverflow.com/questions/62129604/decrypt-aes-128-gcm-encoded-content-with-java-cipher-using-php-openssl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targeted algorithm</text:p>
          </table:table-cell>
          <table:table-cell office:value-type="string" table:style-name="ce46">
            <text:p><text:a xlink:href="https://stackoverflow.com/questions/68772573/how-to-use-password-with-pbekeyspec-hash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interoperability issue</text:p>
          </table:table-cell>
          <table:table-cell office:value-type="string" table:style-name="ce46">
            <text:p><text:a xlink:href="https://stackoverflow.com/questions/68732559/how-to-decrypt-information-encrypted-by-java-cipher-using-mysql-8/68754418#68754418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negative votes</text:p>
          </table:table-cell>
          <table:table-cell office:value-type="string" table:style-name="ce38">
            <text:p><text:a xlink:href="https://stackoverflow.com/questions/68740774/e-invoice-auth-1-04-java-to-php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negative votes</text:p>
          </table:table-cell>
          <table:table-cell office:value-type="string" table:style-name="ce38">
            <text:p><text:a xlink:href="https://stackoverflow.com/questions/68720336/aes256-can-not-decrypt-previous-encrypted-data-after-restarting-server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negative votes</text:p>
          </table:table-cell>
          <table:table-cell office:value-type="string" table:style-name="ce38">
            <text:p><text:a xlink:href="https://stackoverflow.com/questions/68725998/how-does-encryption-java-code-convert-to-c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68716240/build-up-a-cipher-instance-manually-without-getinstanc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uplicate</text:p>
          </table:table-cell>
          <table:table-cell office:value-type="string" table:style-name="ce38">
            <text:p><text:a xlink:href="https://stackoverflow.com/questions/68305359/gcmparameterspec-with-tag-length-of-32-in-cipher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cryptography</text:p>
          </table:table-cell>
          <table:table-cell office:value-type="string" table:style-name="ce38">
            <text:p><text:a xlink:href="https://stackoverflow.com/questions/67989436/how-to-get-a-value-from-application-properties-in-spring-boot-with-a-component-i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looking for an equivalent</text:p>
          </table:table-cell>
          <table:table-cell office:value-type="string" table:style-name="ce38">
            <text:p><text:a xlink:href="https://stackoverflow.com/questions/67799313/its-possible-translate-java-encrpytion-to-php-or-javascript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interoperability issue</text:p>
          </table:table-cell>
          <table:table-cell office:value-type="string" table:style-name="ce38">
            <text:p><text:a xlink:href="https://stackoverflow.com/questions/67685779/decrypt-java-aes-cbc-pkcs5padding-with-cryptojs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interoperability issue</text:p>
          </table:table-cell>
          <table:table-cell office:value-type="string" table:style-name="ce38">
            <text:p><text:a xlink:href="https://stackoverflow.com/questions/67564567/convert-java-code-to-swift-for-aes-decryption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interoperability issue</text:p>
          </table:table-cell>
          <table:table-cell office:value-type="string" table:style-name="ce38">
            <text:p><text:a xlink:href="https://stackoverflow.com/questions/67546548/encryption-in-java-and-decryption-in-flutter-aes-256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interoperability issue</text:p>
          </table:table-cell>
          <table:table-cell office:value-type="string" table:style-name="ce38">
            <text:p><text:a xlink:href="https://stackoverflow.com/questions/67530212/aes-encryption-in-java-decryption-in-javascript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looking for an equivalent</text:p>
          </table:table-cell>
          <table:table-cell office:value-type="string" table:style-name="ce38">
            <text:p><text:a xlink:href="https://stackoverflow.com/questions/67435299/how-to-write-node-js-aes-cbc-pksc5-padding-from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cryptography</text:p>
          </table:table-cell>
          <table:table-cell office:value-type="string" table:style-name="ce38">
            <text:p><text:a xlink:href="https://stackoverflow.com/questions/66989789/objectinputstream-error-streamcorruptedexception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symmetric encryption</text:p>
          </table:table-cell>
          <table:table-cell office:value-type="string" table:style-name="ce38">
            <text:p><text:a xlink:href="https://stackoverflow.com/questions/66941359/rsa-decryption-fails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66760998/how-do-i-get-the-symmetric-key-session-key-established-during-ssl-tls-handshak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interoperability issue</text:p>
          </table:table-cell>
          <table:table-cell office:value-type="string" table:style-name="ce38">
            <text:p><text:a xlink:href="https://stackoverflow.com/questions/66754446/cryptokit-authenticationfailure-when-try-decrypt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closed</text:p>
          </table:table-cell>
          <table:table-cell office:value-type="string" table:style-name="ce38">
            <text:p><text:a xlink:href="https://stackoverflow.com/questions/66431800/decryption-not-returning-correct-plaintext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symmetric encryption</text:p>
          </table:table-cell>
          <table:table-cell office:value-type="string" table:style-name="ce38">
            <text:p><text:a xlink:href="https://stackoverflow.com/questions/66421687/how-to-perform-encryption-and-decryption-in-java-using-secp256r1-elliptical-curv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symmetric encryption</text:p>
          </table:table-cell>
          <table:table-cell office:value-type="string" table:style-name="ce38">
            <text:p><text:a xlink:href="https://stackoverflow.com/questions/66412551/proxy-re-encryption-with-aes-public-key-cryptography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looking for an equivalent</text:p>
          </table:table-cell>
          <table:table-cell office:value-type="string" table:style-name="ce38">
            <text:p><text:a xlink:href="https://stackoverflow.com/questions/66316761/c-sharp-aes-encryption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symmetric encryption</text:p>
          </table:table-cell>
          <table:table-cell office:value-type="string" table:style-name="ce46">
            <text:p><text:a xlink:href="https://stackoverflow.com/questions/66286457/load-an-encrypted-pcks8-pem-private-key-in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66217852/how-do-i-resolve-java-lang-illegalaccesserror-in-a-maven-multi-module-project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closed</text:p>
          </table:table-cell>
          <table:table-cell office:value-type="string" table:style-name="ce38">
            <text:p><text:a xlink:href="https://stackoverflow.com/questions/66204269/convert-java-encryption-method-in-php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46">
            <text:p><text:a xlink:href="https://stackoverflow.com/questions/68716240/build-up-a-cipher-instance-manually-without-getinstanc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46">
            <text:p><text:a xlink:href="https://stackoverflow.com/questions/68569100/exoplayer-doesnt-play-aes-encrypted-video-properly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46">
            <text:p><text:a xlink:href="https://stackoverflow.com/questions/68480893/image-encryption-and-decryption-in-android-java-aes256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symmetric encryption</text:p>
          </table:table-cell>
          <table:table-cell office:value-type="string" table:style-name="ce46">
            <text:p><text:a xlink:href="https://stackoverflow.com/questions/68450575/file-encryption-and-desryption-using-aes-scal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looking for an equivalent</text:p>
          </table:table-cell>
          <table:table-cell office:value-type="string" table:style-name="ce46">
            <text:p><text:a xlink:href="https://stackoverflow.com/questions/68392790/aes-cbc-pkcs5padding-iv-encryption-in-nodejs-encrypted-in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46">
            <text:p><text:a xlink:href="https://stackoverflow.com/questions/68389403/java-cipher-decrypt-encrypted-chinese-text-sometimes-fail-to-bring-back-to-chin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46">
            <text:p><text:a xlink:href="https://stackoverflow.com/questions/68373531/aes-256-gcm-decod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interoperability issue</text:p>
          </table:table-cell>
          <table:table-cell office:value-type="string" table:style-name="ce46">
            <text:p><text:a xlink:href="https://stackoverflow.com/questions/68363423/aes-encryption-in-java-working-but-decryption-in-javascript-not-working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46">
            <text:p><text:a xlink:href="https://stackoverflow.com/questions/68311754/bad-base64-error-during-decrypting-on-aes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interoperability issue</text:p>
          </table:table-cell>
          <table:table-cell office:value-type="string" table:style-name="ce46">
            <text:p><text:a xlink:href="https://stackoverflow.com/questions/68225945/aes256-openssl-c-and-java-crypto-badpaddingexception-while-decrypting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46">
            <text:p><text:a xlink:href="https://stackoverflow.com/questions/68221934/encryption-decryption-between-java-and-react-js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interoperability issue</text:p>
          </table:table-cell>
          <table:table-cell office:value-type="string" table:style-name="ce46">
            <text:p><text:a xlink:href="https://stackoverflow.com/questions/68179517/unable-to-decrypt-string-in-angular-which-is-encrypted-in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interoperability issue</text:p>
          </table:table-cell>
          <table:table-cell office:value-type="string" table:style-name="ce46">
            <text:p><text:a xlink:href="https://stackoverflow.com/questions/68179168/encrypt-file-in-python-with-aes-then-decrypt-file-in-android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46">
            <text:p><text:a xlink:href="https://stackoverflow.com/questions/68152557/illegal-base64-character-3-with-sent-integer-across-tcp-connection-aes-encryp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46">
            <text:p><text:a xlink:href="https://stackoverflow.com/questions/68057490/from-array-list-encrypt-every-value-inside-array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targeted algorithm</text:p>
          </table:table-cell>
          <table:table-cell office:value-type="string" table:style-name="ce46">
            <text:p><text:a xlink:href="https://stackoverflow.com/questions/67943402/error-trying-to-use-aes-encryption-in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looking for an equivalent</text:p>
          </table:table-cell>
          <table:table-cell office:value-type="string" table:style-name="ce46">
            <text:p><text:a xlink:href="https://stackoverflow.com/questions/67831184/aes-gcm-decrypt-the-text-in-python-which-is-encrypted-in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46">
            <text:p><text:a xlink:href="https://stackoverflow.com/questions/67819101/aes256-password-exchange-for-mutual-authentication-different-encrypt-result-b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46">
            <text:p><text:a xlink:href="https://stackoverflow.com/questions/67753212/difference-between-2-approach-of-encryption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looking for an equivalent</text:p>
          </table:table-cell>
          <table:table-cell office:value-type="string" table:style-name="ce46">
            <text:p><text:a xlink:href="https://stackoverflow.com/questions/67633429/rewriting-java-aes-256-gcm-encryption-in-node-js-pbkdf2withhmacsha1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46">
            <text:p><text:a xlink:href="https://stackoverflow.com/questions/67475706/why-does-aes-not-work-if-i-dont-use-base64-encoding-in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46">
            <text:p><text:a xlink:href="https://stackoverflow.com/questions/67280286/what-is-this-return-line-indicates-from-java-aes-encryption-method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46">
            <text:p><text:a xlink:href="https://stackoverflow.com/questions/67098588/aes-256-cbc-encryption-error-java-security-invalidkeyexception-invalid-aes-key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46">
            <text:p><text:a xlink:href="https://stackoverflow.com/questions/66949178/javax-crypto-aeadbadtagexception-mac-check-in-gcm-failed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symmetric encryption</text:p>
          </table:table-cell>
          <table:table-cell office:value-type="string" table:style-name="ce46">
            <text:p><text:a xlink:href="https://stackoverflow.com/questions/66667860/javax-crypto-badpaddingexception-decryption-error-and-also-message-larger-than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46">
            <text:p><text:a xlink:href="https://stackoverflow.com/questions/66579250/translating-java-aes-encryption-to-nodejs-but-16-bytes-missing-after-encryption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46">
            <text:p><text:a xlink:href="https://stackoverflow.com/questions/66411559/how-can-i-decrypt-the-cipher-encrypt-from-java-using-cryptojs-like-this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46">
            <text:p><text:a xlink:href="https://stackoverflow.com/questions/66350212/spark-scala-got-error-javax-crypto-aeadbadtagexception-tag-mismatch-from-aes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46">
            <text:p><text:a xlink:href="https://stackoverflow.com/questions/66278364/cipher-algorithm-aes-cbc-insecure-android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6134262/java-lang-outofmemoryerror-when-encrypting-decrypting-large-files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6101007/java-aes-gcm-aead-tag-mismatch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6044882/need-help-converting-encryption-logic-from-js-to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6036263/pgp-file-encryption-using-bouncycastle-causing-exception-in-ibm-jr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5932343/java-security-invalidalgorithmparameterexception-unsupported-iv-length-10-byt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5896907/is-there-any-way-to-encrypt-and-decrypt-an-arabic-string-in-java-or-c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5847188/importing-and-exporting-keys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5634511/kotlin-aes-bad-decrypt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negative votes</text:p>
          </table:table-cell>
          <table:table-cell office:value-type="string" table:style-name="ce38">
            <text:p><text:a xlink:href="https://stackoverflow.com/questions/65602215/netty-streamcorruptedexception-after-keyexchang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interoperability issue</text:p>
          </table:table-cell>
          <table:table-cell office:value-type="string" table:style-name="ce38">
            <text:p><text:a xlink:href="https://stackoverflow.com/questions/65536402/encrypted-key-is-differentiations-in-java-and-ios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5518978/aes-base64-decrypt-file-appeared-garbled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5502088/no-static-method-encodebase64stringbljava-lang-string-in-class-lorg-apache-c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academic</text:p>
          </table:table-cell>
          <table:table-cell office:value-type="string" table:style-name="ce38">
            <text:p><text:a xlink:href="https://stackoverflow.com/questions/65473987/android-aes-cbc-decryption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5341947/how-to-encrypt-and-decrypt-using-tpm-ek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uplicate</text:p>
          </table:table-cell>
          <table:table-cell office:value-type="string" table:style-name="ce38">
            <text:p><text:a xlink:href="https://stackoverflow.com/questions/65303280/file-encryption-and-decryption-does-not-work-in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negative votes</text:p>
          </table:table-cell>
          <table:table-cell office:value-type="string" table:style-name="ce38">
            <text:p><text:a xlink:href="https://stackoverflow.com/questions/65220090/convert-aes-cbc-pkcs5padding-from-java-to-php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5198620/using-random-ivparameterspec-the-decryption-doesnt-work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5184317/why-is-my-java-socket-receiving-an-array-size-larger-than-what-was-sent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looking for an equivalent</text:p>
          </table:table-cell>
          <table:table-cell office:value-type="string" table:style-name="ce38">
            <text:p><text:a xlink:href="https://stackoverflow.com/questions/65083208/python-decrypting-with-crypto-first-16-characters-are-gibberish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looking for an equivalent</text:p>
          </table:table-cell>
          <table:table-cell office:value-type="string" table:style-name="ce38">
            <text:p><text:a xlink:href="https://stackoverflow.com/questions/64966076/pbkdf2withhmacsha512-java-equivalent-in-php-for-aes-encryption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uplicate</text:p>
          </table:table-cell>
          <table:table-cell office:value-type="string" table:style-name="ce38">
            <text:p><text:a xlink:href="https://stackoverflow.com/questions/64954393/aes-cbc-nopadding-encryption-and-decryption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closed</text:p>
          </table:table-cell>
          <table:table-cell office:value-type="string" table:style-name="ce38">
            <text:p><text:a xlink:href="https://stackoverflow.com/questions/64882138/illegalblocksizeexception-input-length-not-multiple-of-16-bytes-aes-ecb-nopaddi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negative votes</text:p>
          </table:table-cell>
          <table:table-cell office:value-type="string" table:style-name="ce38">
            <text:p><text:a xlink:href="https://stackoverflow.com/questions/64875238/javax-crypto-aeadbadtagexception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interoperability issue</text:p>
          </table:table-cell>
          <table:table-cell office:value-type="string" table:style-name="ce38">
            <text:p><text:a xlink:href="https://stackoverflow.com/questions/64855842/encrypt-pdf-file-in-python-and-decrypt-that-pdf-file-in-java-with-aes-gcm-mod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4837519/what-is-the-file-size-after-encryption-using-aes-cbc-pkcs5padding-in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negative votes</text:p>
          </table:table-cell>
          <table:table-cell office:value-type="string" table:style-name="ce38">
            <text:p><text:a xlink:href="https://stackoverflow.com/questions/64831943/i-am-trying-to-print-the-secret-key-in-aes-algo-but-the-key-size-printed-is-not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interoperability issue</text:p>
          </table:table-cell>
          <table:table-cell office:value-type="string" table:style-name="ce38">
            <text:p><text:a xlink:href="https://stackoverflow.com/questions/64817477/oracle-success-with-compilation-error-with-java-in-sql-aes256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interoperability issue</text:p>
          </table:table-cell>
          <table:table-cell office:value-type="string" table:style-name="ce38">
            <text:p><text:a xlink:href="https://stackoverflow.com/questions/64774740/unable-to-decrypt-openssl-generated-private-key-using-scal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looking for an equivalent</text:p>
          </table:table-cell>
          <table:table-cell office:value-type="string" table:style-name="ce38">
            <text:p><text:a xlink:href="https://stackoverflow.com/questions/64765725/java-6-function-working-in-command-line-but-not-working-on-oracle-server-aes-2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4702417/apple-eciesencryptioncofactorvariableivx963sha256aesgcm-vs-bouncycastle-eccdhwit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4679683/the-type-is-already-defined-error-in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4662852/how-can-write-aes-decrption-in-jemeter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4655886/how-to-encrypt-decrypt-using-camellia-128bit-in-android-java-cod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closed</text:p>
          </table:table-cell>
          <table:table-cell office:value-type="string" table:style-name="ce38">
            <text:p><text:a xlink:href="https://stackoverflow.com/questions/64604909/how-do-i-decrypt-in-php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looking for an equivalent</text:p>
          </table:table-cell>
          <table:table-cell office:value-type="string" table:style-name="ce38">
            <text:p><text:a xlink:href="https://stackoverflow.com/questions/64566894/openssl-equivalent-command-to-decrypt-for-java-encrypted-base64-file-aes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interoperability issue</text:p>
          </table:table-cell>
          <table:table-cell office:value-type="string" table:style-name="ce38">
            <text:p><text:a xlink:href="https://stackoverflow.com/questions/64530584/aws-s3-java-sdk-downloading-an-encrypted-getobject-by-stream-of-a-selling-part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looking for an equivalent</text:p>
          </table:table-cell>
          <table:table-cell office:value-type="string" table:style-name="ce38">
            <text:p><text:a xlink:href="https://stackoverflow.com/questions/64493398/c-sharp-aes-encrypt-to-java-8-decrypt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4459011/aes-decrypt-file-java-with-base64-data-encoding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negative votes</text:p>
          </table:table-cell>
          <table:table-cell office:value-type="string" table:style-name="ce38">
            <text:p><text:a xlink:href="https://stackoverflow.com/questions/64443373/decrypt-aes-encrypted-file-in-java-sha1-openssl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negative votes</text:p>
          </table:table-cell>
          <table:table-cell office:value-type="string" table:style-name="ce38">
            <text:p><text:a xlink:href="https://stackoverflow.com/questions/64359897/encryption-or-hashing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cryptography</text:p>
          </table:table-cell>
          <table:table-cell office:value-type="string" table:style-name="ce38">
            <text:p><text:a xlink:href="https://stackoverflow.com/questions/64255982/java-why-is-my-aes-program-not-encrypting-decrypting-double-quotes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interoperability issue</text:p>
          </table:table-cell>
          <table:table-cell office:value-type="string" table:style-name="ce38">
            <text:p><text:a xlink:href="https://stackoverflow.com/questions/64201958/decrypt-using-aes-256-ecb-in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interoperability issue</text:p>
          </table:table-cell>
          <table:table-cell office:value-type="string" table:style-name="ce38">
            <text:p><text:a xlink:href="https://stackoverflow.com/questions/64125317/why-cant-java-decrypt-cryptojs-encrypted-dat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negative votes</text:p>
          </table:table-cell>
          <table:table-cell office:value-type="string" table:style-name="ce38">
            <text:p><text:a xlink:href="https://stackoverflow.com/questions/64120650/aes-encryption-in-swift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looking for an equivalent</text:p>
          </table:table-cell>
          <table:table-cell office:value-type="string" table:style-name="ce38">
            <text:p><text:a xlink:href="https://stackoverflow.com/questions/64113853/converting-java-code-for-3des-encryption-with-md5-message-digest-and-desede-cbc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targeted algorithm</text:p>
          </table:table-cell>
          <table:table-cell office:value-type="string" table:style-name="ce38">
            <text:p><text:a xlink:href="https://stackoverflow.com/questions/64097312/what-is-javax-crypto-badpaddingexception-at-ivparameterspeckeybytes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looking for an equivalent</text:p>
          </table:table-cell>
          <table:table-cell office:value-type="string" table:style-name="ce38">
            <text:p><text:a xlink:href="https://stackoverflow.com/questions/64095915/is-there-a-difference-in-generating-secret-key-in-java-secretkey-interface-and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looking for an equivalent</text:p>
          </table:table-cell>
          <table:table-cell office:value-type="string" table:style-name="ce38">
            <text:p><text:a xlink:href="https://stackoverflow.com/questions/64073053/produce-the-same-result-from-nodejs-encryption-and-java-encryption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negative votes</text:p>
          </table:table-cell>
          <table:table-cell office:value-type="string" table:style-name="ce38">
            <text:p><text:a xlink:href="https://stackoverflow.com/questions/63990329/invalid-aes-key-length-12-bytes-in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looking for an equivalent</text:p>
          </table:table-cell>
          <table:table-cell office:value-type="string" table:style-name="ce38">
            <text:p><text:a xlink:href="https://stackoverflow.com/questions/63966525/convert-encryption-logic-from-java-to-dart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symmetric encryption</text:p>
          </table:table-cell>
          <table:table-cell office:value-type="string" table:style-name="ce38">
            <text:p><text:a xlink:href="https://stackoverflow.com/questions/63956599/how-to-create-aes-key-and-encrypt-it-by-private-key-on-android-api-22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uplicate</text:p>
          </table:table-cell>
          <table:table-cell office:value-type="string" table:style-name="ce38">
            <text:p><text:a xlink:href="https://stackoverflow.com/questions/63946413/java-large-file-aes-encryption-is-very-slow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looking for an equivalent</text:p>
          </table:table-cell>
          <table:table-cell office:value-type="string" table:style-name="ce38">
            <text:p><text:a xlink:href="https://stackoverflow.com/questions/63929125/how-to-decode-data-encrypted-using-aes-256-in-cbc-mode-and-pkcs7-padding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looking for an equivalent</text:p>
          </table:table-cell>
          <table:table-cell office:value-type="string" table:style-name="ce38">
            <text:p><text:a xlink:href="https://stackoverflow.com/questions/63876699/multithread-aes-encryption-in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3808407/can-keygenerator-with-securerandomsha1prng-be-implemented-in-net-framework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looking for an equivalent</text:p>
          </table:table-cell>
          <table:table-cell office:value-type="string" table:style-name="ce38">
            <text:p><text:a xlink:href="https://stackoverflow.com/questions/63772148/firebase-scrypt-implementation-in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uplicate</text:p>
          </table:table-cell>
          <table:table-cell office:value-type="string" table:style-name="ce38">
            <text:p><text:a xlink:href="https://stackoverflow.com/questions/63747074/how-do-i-encrypt-text-correctly-using-aes-256-gcm-mode-in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3726912/android-check-if-key-is-in-secure-hardwar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negative votes</text:p>
          </table:table-cell>
          <table:table-cell office:value-type="string" table:style-name="ce38">
            <text:p><text:a xlink:href="https://stackoverflow.com/questions/63673673/what-type-of-encryption-that-used-in-this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3672148/best-way-to-decrypt-a-file-on-the-fly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3611624/encryption-in-angular-using-aes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3579999/java-aes-decryption-input-length-must-be-multiple-of-16-when-decrypting-with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3575301/problem-while-trying-to-send-an-object-encrypted-with-aes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negative votes</text:p>
          </table:table-cell>
          <table:table-cell office:value-type="string" table:style-name="ce38">
            <text:p><text:a xlink:href="https://stackoverflow.com/questions/63495827/http-post-request-with-volley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3486425/java-throws-clause-sonarqube-issu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interoperability issue</text:p>
          </table:table-cell>
          <table:table-cell office:value-type="string" table:style-name="ce38">
            <text:p><text:a xlink:href="https://stackoverflow.com/questions/63484091/java-decryption-from-cryptojs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3429465/why-with-bouncycastle-decrypted-text-is-a-bit-different-from-input-text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interoperability issue</text:p>
          </table:table-cell>
          <table:table-cell office:value-type="string" table:style-name="ce38">
            <text:p><text:a xlink:href="https://stackoverflow.com/questions/63397882/mbedtls-aes-128-encrypt-and-decrypt-in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3388224/aes-encryption-different-behavior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academic</text:p>
          </table:table-cell>
          <table:table-cell office:value-type="string" table:style-name="ce38">
            <text:p><text:a xlink:href="https://stackoverflow.com/questions/63356498/how-can-i-decrypt-text-encrypted-using-this-cod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interoperability issue</text:p>
          </table:table-cell>
          <table:table-cell office:value-type="string" table:style-name="ce38">
            <text:p><text:a xlink:href="https://stackoverflow.com/questions/63263081/node-js-encryption-code-to-java-encryption-cod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3213765/telegram-tcp-obfuscated-transport-not-receiving-dat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3201942/why-following-aes-encryption-and-decryption-is-working-in-main-method-but-not-on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3201523/how-to-fix-no-such-file-or-directory-in-android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3167207/base64-decrypt-method-not-decoding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3143007/getting-badpaddingexception-due-to-byte-too-long-to-decipher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interoperability issue</text:p>
          </table:table-cell>
          <table:table-cell office:value-type="string" table:style-name="ce38">
            <text:p><text:a xlink:href="https://stackoverflow.com/questions/63135041/android-equivalent-to-aes-256-cbc-hmac-sha256-in-php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cryptography</text:p>
          </table:table-cell>
          <table:table-cell office:value-type="string" table:style-name="ce38">
            <text:p><text:a xlink:href="https://stackoverflow.com/questions/63056792/java-cipherinputstream-using-aes-gcm-encryption-wont-read-until-clos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interoperability issue</text:p>
          </table:table-cell>
          <table:table-cell office:value-type="string" table:style-name="ce38">
            <text:p><text:a xlink:href="https://stackoverflow.com/questions/62978042/i-have-a-encrypted-java-key-encrypting-into-ios-returns-nil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looking for an equivalent</text:p>
          </table:table-cell>
          <table:table-cell office:value-type="string" table:style-name="ce38">
            <text:p><text:a xlink:href="https://stackoverflow.com/questions/62978024/java-code-for-mcrypt-encrypt-php-function-with-mcrypt-rijndael-256-cipher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looking for an equivalent</text:p>
          </table:table-cell>
          <table:table-cell office:value-type="string" table:style-name="ce38">
            <text:p><text:a xlink:href="https://stackoverflow.com/questions/62944585/replicate-java-decryption-on-js-using-crypto-js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looking for an equivalent</text:p>
          </table:table-cell>
          <table:table-cell office:value-type="string" table:style-name="ce38">
            <text:p><text:a xlink:href="https://stackoverflow.com/questions/62898554/can-i-have-equivalent-dot-net-code-from-the-java-cod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cryptography</text:p>
          </table:table-cell>
          <table:table-cell office:value-type="string" table:style-name="ce38">
            <text:p><text:a xlink:href="https://stackoverflow.com/questions/62890629/java-cipher-decryption-on-large-files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cryptography</text:p>
          </table:table-cell>
          <table:table-cell office:value-type="string" table:style-name="ce38">
            <text:p><text:a xlink:href="https://stackoverflow.com/questions/62829727/error-decrjavax-crypto-badpaddingexception-given-final-block-not-properly-padd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negative votes</text:p>
          </table:table-cell>
          <table:table-cell office:value-type="string" table:style-name="ce38">
            <text:p><text:a xlink:href="https://stackoverflow.com/questions/62805190/datapower-encrypted-text-decrypted-value-of-cbc-algorithm-consists-of-input-and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argeted algorithm</text:p>
          </table:table-cell>
          <table:table-cell office:value-type="string" table:style-name="ce38">
            <text:p><text:a xlink:href="https://stackoverflow.com/questions/62721499/decryption-using-blowfish-failing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cryptography</text:p>
          </table:table-cell>
          <table:table-cell office:value-type="string" table:style-name="ce38">
            <text:p><text:a xlink:href="https://stackoverflow.com/questions/62544647/aes-encryption-in-java-and-inputstream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2462261/encryption-in-java-using-aes-cfb-nopadding-and-decryption-in-python-using-aes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negative votes</text:p>
          </table:table-cell>
          <table:table-cell office:value-type="string" table:style-name="ce38">
            <text:p><text:a xlink:href="https://stackoverflow.com/questions/62449449/aes-cbc-pkcs5padding-encryption-java-to-php-with-iv-values-in-array-in-java-ho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cryptography</text:p>
          </table:table-cell>
          <table:table-cell office:value-type="string" table:style-name="ce38">
            <text:p><text:a xlink:href="https://stackoverflow.com/questions/62412705/how-to-write-byte-array-without-oom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negative votes</text:p>
          </table:table-cell>
          <table:table-cell office:value-type="string" table:style-name="ce38">
            <text:p><text:a xlink:href="https://stackoverflow.com/questions/62116465/c-sharp-encrypt-to-java-decrypt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negative votes</text:p>
          </table:table-cell>
          <table:table-cell office:value-type="string" table:style-name="ce38">
            <text:p><text:a xlink:href="https://stackoverflow.com/questions/62056036/create-java-privatekey-and-publickey-from-a-string-of-fil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cryptography</text:p>
          </table:table-cell>
          <table:table-cell office:value-type="string" table:style-name="ce38">
            <text:p><text:a xlink:href="https://stackoverflow.com/questions/61936976/why-beeline-gives-an-error-when-adding-new-udf-java-file-to-hive-aux-directory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looking for an equivalent</text:p>
          </table:table-cell>
          <table:table-cell office:value-type="string" table:style-name="ce38">
            <text:p><text:a xlink:href="https://stackoverflow.com/questions/61896357/how-to-decrypt-java-aes-on-nodejs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interoperability issue</text:p>
          </table:table-cell>
          <table:table-cell office:value-type="string" table:style-name="ce38">
            <text:p><text:a xlink:href="https://stackoverflow.com/questions/61797821/unable-to-decrypt-node-js-text-i-java-aes-256-gcm-getting-tag-mismatch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cryptography</text:p>
          </table:table-cell>
          <table:table-cell office:value-type="string" table:style-name="ce38">
            <text:p><text:a xlink:href="https://stackoverflow.com/questions/61778872/java-crypt-pbe-issu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negative votes</text:p>
          </table:table-cell>
          <table:table-cell office:value-type="string" table:style-name="ce38">
            <text:p><text:a xlink:href="https://stackoverflow.com/questions/61770216/aes-gcm-key-derivation-swift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interoperability issue</text:p>
          </table:table-cell>
          <table:table-cell office:value-type="string" table:style-name="ce38">
            <text:p><text:a xlink:href="https://stackoverflow.com/questions/61749908/getting-different-aes-encrypted-value-when-uploading-a-jar-in-oracle-databas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negative votes</text:p>
          </table:table-cell>
          <table:table-cell office:value-type="string" table:style-name="ce38">
            <text:p><text:a xlink:href="https://stackoverflow.com/questions/61736306/aes-crypto-from-java-to-c-sharp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looking for an equivalent</text:p>
          </table:table-cell>
          <table:table-cell office:value-type="string" table:style-name="ce38">
            <text:p><text:a xlink:href="https://stackoverflow.com/questions/61717232/error-while-compiling-java-files-into-dll-assemblies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interoperability issue</text:p>
          </table:table-cell>
          <table:table-cell office:value-type="string" table:style-name="ce38">
            <text:p><text:a xlink:href="https://stackoverflow.com/questions/61613286/decrypt-file-encrypted-using-openssl-with-aes-cbc-256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61548467/cipher-getinstance-slow-when-called-from-multiple-jvm-instances-on-unix-platfo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AES</text:p>
          </table:table-cell>
          <table:table-cell office:value-type="string" table:style-name="ce45">
            <text:p>newest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49792516/could-not-write-json-input-length-must-be-multiple-of-8-when-decrypting-with-p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ede</text:p>
          </table:table-cell>
          <table:table-cell office:value-type="string" table:style-name="ce45">
            <text:p>most popular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20227/how-do-i-use-3des-encryption-decryption-in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ede</text:p>
          </table:table-cell>
          <table:table-cell office:value-type="string" table:style-name="ce45">
            <text:p>most popular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9098022/problems-converting-byte-array-to-string-and-back-to-byte-array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ede</text:p>
          </table:table-cell>
          <table:table-cell office:value-type="string" table:style-name="ce45">
            <text:p>most popular</text:p>
          </table:table-cell>
          <table:table-cell office:value-type="string" table:style-name="ce47">
            <text:p>does not refer to JCA</text:p>
          </table:table-cell>
          <table:table-cell office:value-type="string" table:style-name="ce38">
            <text:p><text:a xlink:href="https://stackoverflow.com/questions/27246756/java-lang-noclassdeffounderror-org-apache-commons-codec-binary-base64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ede</text:p>
          </table:table-cell>
          <table:table-cell office:value-type="string" table:style-name="ce45">
            <text:p>most popular</text:p>
          </table:table-cell>
          <table:table-cell office:value-type="string" table:style-name="ce47">
            <text:p>does not refer to cryptography</text:p>
          </table:table-cell>
          <table:table-cell office:value-type="string" table:style-name="ce38">
            <text:p><text:a xlink:href="https://stackoverflow.com/questions/32657323/java-security-invalidkeyexception-wrong-key-size-during-decryption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ede</text:p>
          </table:table-cell>
          <table:table-cell office:value-type="string" table:style-name="ce45">
            <text:p>most popular</text:p>
          </table:table-cell>
          <table:table-cell office:value-type="string" table:style-name="ce47">
            <text:p>looking for an equivalent</text:p>
          </table:table-cell>
          <table:table-cell office:value-type="string" table:style-name="ce38">
            <text:p><text:a xlink:href="https://stackoverflow.com/questions/8530312/php-equivalent-for-java-triple-des-encryption-decryption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ede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63832456/parsing-encrypted-pkcs8-encoded-pem-file-programatically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ede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62180581/triple-des-java-implementation-using-bouncy-castle-returning-unexpected-result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ede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negative votes</text:p>
          </table:table-cell>
          <table:table-cell office:value-type="string" table:style-name="ce38">
            <text:p><text:a xlink:href="https://stackoverflow.com/questions/68669991/creating-encryption-code-with-tripledes-from-c-sharp-to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ede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looking for an equivalent</text:p>
          </table:table-cell>
          <table:table-cell office:value-type="string" table:style-name="ce38">
            <text:p><text:a xlink:href="https://stackoverflow.com/questions/66849768/implementing-desede-ecb-pkcs5padding-encryption-algorithm-in-php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ede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uplicate</text:p>
          </table:table-cell>
          <table:table-cell office:value-type="string" table:style-name="ce38">
            <text:p><text:a xlink:href="https://stackoverflow.com/questions/65826210/how-can-i-solve-index-out-of-bounds-error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ede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looking for an equivalent</text:p>
          </table:table-cell>
          <table:table-cell office:value-type="string" table:style-name="ce38">
            <text:p><text:a xlink:href="https://stackoverflow.com/questions/64113853/converting-java-code-for-3des-encryption-with-md5-message-digest-and-desede-cbc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ede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looking for an equivalent</text:p>
          </table:table-cell>
          <table:table-cell office:value-type="string" table:style-name="ce38">
            <text:p><text:a xlink:href="https://stackoverflow.com/questions/64034741/use-java-cipher-equivalent-in-flutter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ede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63832456/parsing-encrypted-pkcs8-encoded-pem-file-programatically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ede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looking for an equivalent</text:p>
          </table:table-cell>
          <table:table-cell office:value-type="string" table:style-name="ce38">
            <text:p><text:a xlink:href="https://stackoverflow.com/questions/62364693/decrypt-java-desede-ecb-pkcs5padding-cipher-using-python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ede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symmetric encryption</text:p>
          </table:table-cell>
          <table:table-cell office:value-type="string" table:style-name="ce38">
            <text:p><text:a xlink:href="https://stackoverflow.com/questions/60727560/unable-to-decrypt-an-encrypted-http-post-request-from-an-android-app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ede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57449581/triple-des-encryption-string-generates-n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ede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looking for an equivalent</text:p>
          </table:table-cell>
          <table:table-cell office:value-type="string" table:style-name="ce38">
            <text:p><text:a xlink:href="https://stackoverflow.com/questions/56786440/how-to-replicate-same-android-encrypt-method-in-react-nativ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ede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looking for an equivalent</text:p>
          </table:table-cell>
          <table:table-cell office:value-type="string" table:style-name="ce38">
            <text:p><text:a xlink:href="https://stackoverflow.com/questions/56153380/how-to-encrypt-and-decrypt-a-file-with-3des-triple-des-in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ede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56145623/3des-java-code-result-produces-different-result-from-3des-online-tool-and-orac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ede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negative votes</text:p>
          </table:table-cell>
          <table:table-cell office:value-type="string" table:style-name="ce38">
            <text:p><text:a xlink:href="https://stackoverflow.com/questions/56097189/cryptojs-triple-des-code-to-java-equivalent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ede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looking for an equivalent</text:p>
          </table:table-cell>
          <table:table-cell office:value-type="string" table:style-name="ce38">
            <text:p><text:a xlink:href="https://stackoverflow.com/questions/55917245/java-to-php-7-encryption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ede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looking for an equivalent</text:p>
          </table:table-cell>
          <table:table-cell office:value-type="string" table:style-name="ce38">
            <text:p><text:a xlink:href="https://stackoverflow.com/questions/55484990/is-there-a-cipher-method-as-in-java-in-swift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ede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cryptography</text:p>
          </table:table-cell>
          <table:table-cell office:value-type="string" table:style-name="ce38">
            <text:p><text:a xlink:href="https://stackoverflow.com/questions/54645112/convert-arrayliststring-to-byt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ede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54587846/triple-des-codes-returning-cipher-with-different-lengths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ede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looking for an equivalent</text:p>
          </table:table-cell>
          <table:table-cell office:value-type="string" table:style-name="ce38">
            <text:p><text:a xlink:href="https://stackoverflow.com/questions/54460484/tripledes-encryption-working-fine-in-java-but-not-in-c-sharp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ede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interoperability issue</text:p>
          </table:table-cell>
          <table:table-cell office:value-type="string" table:style-name="ce38">
            <text:p><text:a xlink:href="https://stackoverflow.com/questions/54089115/why-did-the-result-of-des-encryption-executed-in-java-different-from-executed-in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ede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looking for an equivalent</text:p>
          </table:table-cell>
          <table:table-cell office:value-type="string" table:style-name="ce38">
            <text:p><text:a xlink:href="https://stackoverflow.com/questions/52584910/different-result-of-after-converting-3des-program-from-c-sharp-to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ede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52170718/cipheroutputstream-and-zipoutputstream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ede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51930676/triple-des-desede-cbc-pkcs5padding-encryption-and-decryption-in-qt-creator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3769622/encrypt-and-decrypt-property-file-value-in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12292389/converting-key-to-string-and-back-to-key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targeted algorithm</text:p>
          </table:table-cell>
          <table:table-cell office:value-type="string" table:style-name="ce38">
            <text:p><text:a xlink:href="https://stackoverflow.com/questions/4436397/3des-des-encryption-using-the-jce-generating-an-acceptable-key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symmetric encryption</text:p>
          </table:table-cell>
          <table:table-cell office:value-type="string" table:style-name="ce38">
            <text:p><text:a xlink:href="https://stackoverflow.com/questions/7440453/elliptic-curve-cryptography-implementation-in-java-7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22602496/java-security-invalidkeyexception-no-installed-provider-supports-this-key-com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25844026/key-length-limit-with-java-cryptography-extension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10282566/avoiding-line-breaks-in-encrypted-and-encoded-url-string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15682840/reading-encrypted-data-from-a-fil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targeted algorithm</text:p>
          </table:table-cell>
          <table:table-cell office:value-type="string" table:style-name="ce38">
            <text:p><text:a xlink:href="https://stackoverflow.com/questions/19610358/java-triple-des-encryption-with-2-different-keys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most popular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1170185/using-sun-jce-provider-on-top-of-ibm-sdk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68065933/trying-to-decript-in-java-the-oracle-procedure-dbms-obfuscation-toolkit-desdecry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67555773/text-file-encryption-decryption-with-des-in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academic</text:p>
          </table:table-cell>
          <table:table-cell office:value-type="string" table:style-name="ce38">
            <text:p><text:a xlink:href="https://stackoverflow.com/questions/67349826/des-brute-force-academic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academic</text:p>
          </table:table-cell>
          <table:table-cell office:value-type="string" table:style-name="ce38">
            <text:p><text:a xlink:href="https://stackoverflow.com/questions/67273314/java-3des-implementation-academic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65045761/java-net-socketexception-connection-reset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66512640/how-to-fix-declarations-in-android-studio-blockchain-app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66281245/why-am-i-getting-an-illegalblocksizeexception-when-trying-to-decrypt-this-messag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66127567/des-encryption-after-base64-encoding-gives-different-result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92456/using-openssl-encryption-with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targeted algorithm</text:p>
          </table:table-cell>
          <table:table-cell office:value-type="string" table:style-name="ce38">
            <text:p><text:a xlink:href="https://stackoverflow.com/questions/62129604/decrypt-aes-128-gcm-encoded-content-with-java-cipher-using-php-openssl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targeted algorithm</text:p>
          </table:table-cell>
          <table:table-cell office:value-type="string" table:style-name="ce38">
            <text:p><text:a xlink:href="https://stackoverflow.com/questions/62062244/java-key-wrapping-with-triple-data-encryption-algorithm-tdea-for-known-answ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61611160/how-to-decrupt-java-des-cbc-pkcs5padding-in-js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61301475/java-des-ecb-pkcs5padding-encrypted-value-are-not-sam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targeted algorithm</text:p>
          </table:table-cell>
          <table:table-cell office:value-type="string" table:style-name="ce38">
            <text:p><text:a xlink:href="https://stackoverflow.com/questions/61218275/in-decryption-using-java-cipher-with-aes-cbc-pkcs5padding-must-iv-be-specifi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symmetric encryption</text:p>
          </table:table-cell>
          <table:table-cell office:value-type="string" table:style-name="ce38">
            <text:p><text:a xlink:href="https://stackoverflow.com/questions/60998372/badpaddingexception-in-rsa-encrryption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60587670/encrypting-a-file-data-in-java-to-the-same-fil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uplicate</text:p>
          </table:table-cell>
          <table:table-cell office:value-type="string" table:style-name="ce38">
            <text:p><text:a xlink:href="https://stackoverflow.com/questions/60019531/illegalblocksizeexception-input-length-must-be-multiple-of-8-when-decrypting-wi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targeted algorithm</text:p>
          </table:table-cell>
          <table:table-cell office:value-type="string" table:style-name="ce38">
            <text:p><text:a xlink:href="https://stackoverflow.com/questions/59815078/how-would-i-implement-brute-force-that-would-attack-tripledes-using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targeted algorithm</text:p>
          </table:table-cell>
          <table:table-cell office:value-type="string" table:style-name="ce38">
            <text:p><text:a xlink:href="https://stackoverflow.com/questions/59653123/converting-python-decrypt-function-to-equivalent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targeted algorithm</text:p>
          </table:table-cell>
          <table:table-cell office:value-type="string" table:style-name="ce38">
            <text:p><text:a xlink:href="https://stackoverflow.com/questions/59236368/aes-encrypt-file-in-c-sharp-and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looking for an equivalent</text:p>
          </table:table-cell>
          <table:table-cell office:value-type="string" table:style-name="ce38">
            <text:p><text:a xlink:href="https://stackoverflow.com/questions/59215976/des-decrypt-encrypt-java-to-python-help-in-translat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59194639/propertyplaceholderconfigurer-and-propertysourcesplaceholderconfigurer-run-diff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uplicate</text:p>
          </table:table-cell>
          <table:table-cell office:value-type="string" table:style-name="ce38">
            <text:p><text:a xlink:href="https://stackoverflow.com/questions/58670069/how-to-decrpyt-a-string-received-from-a-server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symmetric encryption</text:p>
          </table:table-cell>
          <table:table-cell office:value-type="string" table:style-name="ce38">
            <text:p><text:a xlink:href="https://stackoverflow.com/questions/58634514/how-to-fix-javax-crypto-badpaddingexception-decryption-error-in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symmetric encryption</text:p>
          </table:table-cell>
          <table:table-cell office:value-type="string" table:style-name="ce38">
            <text:p><text:a xlink:href="https://stackoverflow.com/questions/58463590/javax-crypto-badpaddingexception-given-final-block-not-properly-padded-probl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58191393/des-in-cbc-mode-must-be-caught-or-thrown-error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looking for an equivalent</text:p>
          </table:table-cell>
          <table:table-cell office:value-type="string" table:style-name="ce38">
            <text:p><text:a xlink:href="https://stackoverflow.com/questions/57304905/how-to-convert-javax-crypto-spec-deskeyspec-deskeyspec-code-to-dart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57261530/decryption-of-encrypted-messages-on-the-server-sid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56808655/c-sharp-des-vs-java-des-byte-and-blocksize-differs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negative votes</text:p>
          </table:table-cell>
          <table:table-cell office:value-type="string" table:style-name="ce38">
            <text:p><text:a xlink:href="https://stackoverflow.com/questions/56789185/decryption-does-not-work-on-productionred-hat-enterprise-linux-7-and-works-on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looking for an equivalent</text:p>
          </table:table-cell>
          <table:table-cell office:value-type="string" table:style-name="ce38">
            <text:p><text:a xlink:href="https://stackoverflow.com/questions/55718398/c-equivalent-of-java-encryption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negative votes</text:p>
          </table:table-cell>
          <table:table-cell office:value-type="string" table:style-name="ce38">
            <text:p><text:a xlink:href="https://stackoverflow.com/questions/55338032/how-would-i-fix-the-syntax-error-insert-to-complete-block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uplicate</text:p>
          </table:table-cell>
          <table:table-cell office:value-type="string" table:style-name="ce38">
            <text:p><text:a xlink:href="https://stackoverflow.com/questions/55281877/this-method-must-return-a-result-of-type-byt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negative votes</text:p>
          </table:table-cell>
          <table:table-cell office:value-type="string" table:style-name="ce38">
            <text:p><text:a xlink:href="https://stackoverflow.com/questions/54522558/java-decryption-javax-crypto-badpaddingexception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targeted algorithm</text:p>
          </table:table-cell>
          <table:table-cell office:value-type="string" table:style-name="ce38">
            <text:p><text:a xlink:href="https://stackoverflow.com/questions/54160622/how-to-decrypt-android-json-payload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53881635/how-to-print-sealedobject-encrypted-data-without-file-i-o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53343624/java-inputstream-crypting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interoperability issue</text:p>
          </table:table-cell>
          <table:table-cell office:value-type="string" table:style-name="ce38">
            <text:p><text:a xlink:href="https://stackoverflow.com/questions/53240213/java-des-encrypt-c-sharp-des-decrypt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52690952/how-do-i-set-a-password-inputted-by-the-user-to-encrypt-a-string-inputted-by-th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symmetric encryption</text:p>
          </table:table-cell>
          <table:table-cell office:value-type="string" table:style-name="ce38">
            <text:p><text:a xlink:href="https://stackoverflow.com/questions/52630701/how-to-encrypt-rsa-private-key-with-pbe-in-pkcs5-format-in-java-with-iaik-jce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symmetric encryption</text:p>
          </table:table-cell>
          <table:table-cell office:value-type="string" table:style-name="ce38">
            <text:p><text:a xlink:href="https://stackoverflow.com/questions/52199032/why-java-class-cipher-produce-the-same-result-in-encrypt-and-decrypt-mode-on-and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JCA</text:p>
          </table:table-cell>
          <table:table-cell office:value-type="string" table:style-name="ce38">
            <text:p><text:a xlink:href="https://stackoverflow.com/questions/51945809/base64-decryption-with-given-encryption-algorithm-des-base64-secretkey-cipher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cryptography</text:p>
          </table:table-cell>
          <table:table-cell office:value-type="string" table:style-name="ce38">
            <text:p><text:a xlink:href="https://stackoverflow.com/questions/51685726/how-can-i-encrypt-file-using-java-plugin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negative votes</text:p>
          </table:table-cell>
          <table:table-cell office:value-type="string" table:style-name="ce38">
            <text:p><text:a xlink:href="https://stackoverflow.com/questions/51234239/encryption-and-decryption-in-text-files-java">click</text:a></text:p>
          </table:table-cell>
          <table:table-cell table:number-columns-repeated="16380"/>
        </table:table-row>
        <table:table-row table:style-name="ro1">
          <table:table-cell office:value-type="string" table:style-name="ce45">
            <text:p>DES</text:p>
          </table:table-cell>
          <table:table-cell office:value-type="string" table:style-name="ce45">
            <text:p>newest</text:p>
          </table:table-cell>
          <table:table-cell office:value-type="string" table:style-name="ce45">
            <text:p>does not refer to cryptography</text:p>
          </table:table-cell>
          <table:table-cell office:value-type="string" table:style-name="ce38">
            <text:p><text:a xlink:href="https://stackoverflow.com/questions/50262622/how-to-fix-my-encryption-decryption-code-to-go-into-a-text-file">click</text:a></text:p>
          </table:table-cell>
          <table:table-cell table:number-columns-repeated="16380"/>
        </table:table-row>
        <table:table-row table:number-rows-repeated="1048279" table:style-name="ro1">
          <table:table-cell table:number-columns-repeated="16384"/>
        </table:table-row>
      </table:table>
      <table:database-ranges>
        <table:database-range table:target-range-address="Sample.A1:Sample.E151" table:name="Tabelle3"/>
        <table:database-range table:target-range-address="Excluded.A1:Excluded.D297" table:name="Tabelle2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number-style style:name="N36">
      <number:number number:decimal-places="1" number:min-decimal-places="1" number:min-integer-digits="1"/>
    </number:number-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Sophie Pfister</meta:initial-creator>
    <dc:creator>Sophie Pfister</dc:creator>
    <meta:creation-date>2015-06-05T18:19:34Z</meta:creation-date>
    <dc:date>2021-12-20T16:14:43Z</dc:date>
    <meta:print-date>2021-12-20T14:13:28Z</meta:print-date>
    <meta:editing-duration>PT0S</meta:editing-duration>
  </office:meta>
</office:document-meta>
</file>